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900000012CD3548B64.png"/>
  <manifest:file-entry manifest:media-type="image/png" manifest:full-path="Pictures/100002010000021A000001D64145D37F.png"/>
  <manifest:file-entry manifest:media-type="image/png" manifest:full-path="Pictures/10000000000001C2000000F0CE580475.png"/>
  <manifest:file-entry manifest:media-type="image/png" manifest:full-path="Pictures/10000000000001B20000013D4875D409.png"/>
  <manifest:file-entry manifest:media-type="image/gif" manifest:full-path="Pictures/10000000000000D6000000568CA64C01.gif"/>
  <manifest:file-entry manifest:media-type="image/png" manifest:full-path="Pictures/1000020100000211000000DF767BADB5.png"/>
  <manifest:file-entry manifest:media-type="image/png" manifest:full-path="Pictures/10000201000002BD000000B6226CB0BD.png"/>
  <manifest:file-entry manifest:media-type="image/png" manifest:full-path="Pictures/100002010000025600000132555E4678.png"/>
  <manifest:file-entry manifest:media-type="image/png" manifest:full-path="Pictures/1000020100000030000000306FA01330.png"/>
  <manifest:file-entry manifest:media-type="image/gif" manifest:full-path="Pictures/100002000000000F0000000F3D0864F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automatic-styles>
    <style:style style:name="Tableau1" style:family="table">
      <style:table-properties style:width="40.245cm" table:align="margins"/>
    </style:style>
    <style:style style:name="Tableau1.A" style:family="table-column">
      <style:table-column-properties style:column-width="20.122cm" style:rel-column-width="32767*"/>
    </style:style>
    <style:style style:name="Tableau1.B" style:family="table-column">
      <style:table-column-properties style:column-width="20.122cm" style:rel-column-width="32768*"/>
    </style:style>
    <style:style style:name="Tableau1.A1" style:family="table-cell">
      <style:table-cell-properties fo:padding="0.049cm" fo:border="0.05pt solid #000000"/>
    </style:style>
    <style:style style:name="Tableau2" style:family="table">
      <style:table-properties style:width="40.245cm" table:align="margins"/>
    </style:style>
    <style:style style:name="Tableau2.A" style:family="table-column">
      <style:table-column-properties style:column-width="20.122cm" style:rel-column-width="32767*"/>
    </style:style>
    <style:style style:name="Tableau2.B" style:family="table-column">
      <style:table-column-properties style:column-width="20.122cm" style:rel-column-width="32768*"/>
    </style:style>
    <style:style style:name="Tableau2.A1" style:family="table-cell">
      <style:table-cell-properties fo:padding="0.049cm" fo:border="0.05pt solid #000000"/>
    </style:style>
    <style:style style:name="Tableau3" style:family="table">
      <style:table-properties style:width="40.245cm" table:align="margins"/>
    </style:style>
    <style:style style:name="Tableau3.A" style:family="table-column">
      <style:table-column-properties style:column-width="20.122cm" style:rel-column-width="32767*"/>
    </style:style>
    <style:style style:name="Tableau3.B" style:family="table-column">
      <style:table-column-properties style:column-width="20.122cm" style:rel-column-width="32768*"/>
    </style:style>
    <style:style style:name="Tableau3.A1" style:family="table-cell">
      <style:table-cell-properties fo:padding="0.049cm" fo:border="0.05pt solid #000000"/>
    </style:style>
    <style:style style:name="Tableau4" style:family="table">
      <style:table-properties style:width="40.245cm" table:align="margins"/>
    </style:style>
    <style:style style:name="Tableau4.A" style:family="table-column">
      <style:table-column-properties style:column-width="20.122cm" style:rel-column-width="32767*"/>
    </style:style>
    <style:style style:name="Tableau4.B" style:family="table-column">
      <style:table-column-properties style:column-width="20.122cm" style:rel-column-width="32768*"/>
    </style:style>
    <style:style style:name="Tableau4.A1" style:family="table-cell">
      <style:table-cell-properties fo:padding="0.049cm" fo:border="0.05pt solid #000000"/>
    </style:style>
    <style:style style:name="Tableau5" style:family="table">
      <style:table-properties style:width="40.245cm" table:align="margins"/>
    </style:style>
    <style:style style:name="Tableau5.A" style:family="table-column">
      <style:table-column-properties style:column-width="20.122cm" style:rel-column-width="32767*"/>
    </style:style>
    <style:style style:name="Tableau5.B" style:family="table-column">
      <style:table-column-properties style:column-width="20.122cm" style:rel-column-width="32768*"/>
    </style:style>
    <style:style style:name="Tableau5.A1" style:family="table-cell">
      <style:table-cell-properties fo:padding="0.049cm" fo:border="0.05pt solid #000000"/>
    </style:style>
    <style:style style:name="Tableau6" style:family="table">
      <style:table-properties style:width="40.245cm" table:align="margins"/>
    </style:style>
    <style:style style:name="Tableau6.A" style:family="table-column">
      <style:table-column-properties style:column-width="20.122cm" style:rel-column-width="32767*"/>
    </style:style>
    <style:style style:name="Tableau6.B" style:family="table-column">
      <style:table-column-properties style:column-width="20.122cm" style:rel-column-width="32768*"/>
    </style:style>
    <style:style style:name="Tableau6.A1" style:family="table-cell">
      <style:table-cell-properties fo:padding="0.049cm" fo:border="0.05pt solid #000000"/>
    </style:style>
    <style:style style:name="Tableau17" style:family="table">
      <style:table-properties style:width="40.245cm" table:align="margins"/>
    </style:style>
    <style:style style:name="Tableau17.A" style:family="table-column">
      <style:table-column-properties style:column-width="4.193cm" style:rel-column-width="6827*"/>
    </style:style>
    <style:style style:name="Tableau17.B" style:family="table-column">
      <style:table-column-properties style:column-width="9.687cm" style:rel-column-width="15774*"/>
    </style:style>
    <style:style style:name="Tableau17.C" style:family="table-column">
      <style:table-column-properties style:column-width="26.365cm" style:rel-column-width="42934*"/>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7" style:family="table">
      <style:table-properties style:width="40.245cm" table:align="margins"/>
    </style:style>
    <style:style style:name="Tableau7.A" style:family="table-column">
      <style:table-column-properties style:column-width="10.061cm" style:rel-column-width="16383*"/>
    </style:style>
    <style:style style:name="Tableau7.D" style:family="table-column">
      <style:table-column-properties style:column-width="10.063cm" style:rel-column-width="16386*"/>
    </style:style>
    <style:style style:name="Tableau7.A1" style:family="table-cell">
      <style:table-cell-properties fo:padding="0.049cm" fo:border="0.05pt solid #000000"/>
    </style:style>
    <style:style style:name="Tableau8" style:family="table">
      <style:table-properties style:width="40.245cm" table:align="margins"/>
    </style:style>
    <style:style style:name="Tableau8.A" style:family="table-column">
      <style:table-column-properties style:column-width="10.061cm" style:rel-column-width="16383*"/>
    </style:style>
    <style:style style:name="Tableau8.D" style:family="table-column">
      <style:table-column-properties style:column-width="10.063cm" style:rel-column-width="16386*"/>
    </style:style>
    <style:style style:name="Tableau8.A1" style:family="table-cell">
      <style:table-cell-properties fo:padding="0.049cm" fo:border="0.05pt solid #000000"/>
    </style:style>
    <style:style style:name="Tableau9" style:family="table">
      <style:table-properties style:width="40.245cm" table:align="margins"/>
    </style:style>
    <style:style style:name="Tableau9.A" style:family="table-column">
      <style:table-column-properties style:column-width="10.061cm" style:rel-column-width="16383*"/>
    </style:style>
    <style:style style:name="Tableau9.D" style:family="table-column">
      <style:table-column-properties style:column-width="10.063cm" style:rel-column-width="16386*"/>
    </style:style>
    <style:style style:name="Tableau9.A1" style:family="table-cell">
      <style:table-cell-properties fo:padding="0.049cm" fo:border="0.05pt solid #000000"/>
    </style:style>
    <style:style style:name="Tableau10" style:family="table">
      <style:table-properties style:width="40.245cm" table:align="margins"/>
    </style:style>
    <style:style style:name="Tableau10.A" style:family="table-column">
      <style:table-column-properties style:column-width="10.061cm" style:rel-column-width="16383*"/>
    </style:style>
    <style:style style:name="Tableau10.D" style:family="table-column">
      <style:table-column-properties style:column-width="10.063cm" style:rel-column-width="16386*"/>
    </style:style>
    <style:style style:name="Tableau10.A1" style:family="table-cell">
      <style:table-cell-properties fo:padding="0.049cm" fo:border="0.05pt solid #000000"/>
    </style:style>
    <style:style style:name="Tableau11" style:family="table">
      <style:table-properties style:width="40.245cm" table:align="margins"/>
    </style:style>
    <style:style style:name="Tableau11.A" style:family="table-column">
      <style:table-column-properties style:column-width="10.061cm" style:rel-column-width="16383*"/>
    </style:style>
    <style:style style:name="Tableau11.D" style:family="table-column">
      <style:table-column-properties style:column-width="10.063cm" style:rel-column-width="16386*"/>
    </style:style>
    <style:style style:name="Tableau11.A1" style:family="table-cell">
      <style:table-cell-properties fo:padding="0.049cm" fo:border="0.05pt solid #000000"/>
    </style:style>
    <style:style style:name="Tableau12" style:family="table">
      <style:table-properties style:width="15cm" table:align="center" style:shadow="#808080 0.18cm 0.18cm"/>
    </style:style>
    <style:style style:name="Tableau12.A" style:family="table-column">
      <style:table-column-properties style:column-width="1.499cm"/>
    </style:style>
    <style:style style:name="Tableau12.B" style:family="table-column">
      <style:table-column-properties style:column-width="13.501cm"/>
    </style:style>
    <style:style style:name="Tableau1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13" style:family="table">
      <style:table-properties style:width="40.245cm" table:align="margins"/>
    </style:style>
    <style:style style:name="Tableau13.A" style:family="table-column">
      <style:table-column-properties style:column-width="10.061cm" style:rel-column-width="16383*"/>
    </style:style>
    <style:style style:name="Tableau13.D" style:family="table-column">
      <style:table-column-properties style:column-width="10.063cm" style:rel-column-width="16386*"/>
    </style:style>
    <style:style style:name="Tableau13.A1" style:family="table-cell">
      <style:table-cell-properties fo:padding="0.049cm" fo:border="0.05pt solid #000000"/>
    </style:style>
    <style:style style:name="Tableau14" style:family="table">
      <style:table-properties style:width="40.245cm" table:align="margins"/>
    </style:style>
    <style:style style:name="Tableau14.A" style:family="table-column">
      <style:table-column-properties style:column-width="10.061cm" style:rel-column-width="16383*"/>
    </style:style>
    <style:style style:name="Tableau14.D" style:family="table-column">
      <style:table-column-properties style:column-width="10.063cm" style:rel-column-width="16386*"/>
    </style:style>
    <style:style style:name="Tableau14.A1" style:family="table-cell">
      <style:table-cell-properties fo:padding="0.049cm" fo:border="0.05pt solid #000000"/>
    </style:style>
    <style:style style:name="Tableau15" style:family="table">
      <style:table-properties style:width="15cm" table:align="center" style:shadow="#808080 0.18cm 0.18cm"/>
    </style:style>
    <style:style style:name="Tableau15.A" style:family="table-column">
      <style:table-column-properties style:column-width="1.499cm"/>
    </style:style>
    <style:style style:name="Tableau15.B" style:family="table-column">
      <style:table-column-properties style:column-width="13.501cm"/>
    </style:style>
    <style:style style:name="Tableau15.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15.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list-style-name="List_20_1"/>
    <style:style style:name="P4" style:family="paragraph" style:parent-style-name="Text_20_body" style:list-style-name="L1"/>
    <style:style style:name="P5" style:family="paragraph" style:parent-style-name="Text_20_body" style:list-style-name="L2"/>
    <style:style style:name="P6" style:family="paragraph" style:parent-style-name="Heading_20_2">
      <style:paragraph-properties fo:text-align="justify" style:justify-single-word="false"/>
    </style:style>
    <style:style style:name="P7"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dbaccess.php</text:h>
      <text:h text:style-name="Heading_20_3" text:outline-level="3"><text:bookmark-start text:name="fichier_dbaccess.php"/>Fichier ''dbaccess.php''<text:bookmark-end text:name="fichier_dbaccess.php"/> et "local-dbaccess.php"</text:h>
      <text:p text:style-name="Text_20_body"/>
      <text:p text:style-name="Text_20_body">Le fichier `dbaccess.php' permet de paramétrer les bases de données utilisées et le mécanisme d'authentification utilisé.</text:p>
      <text:p text:style-name="Text_20_body"/>
      <text:p text:style-name="Text_20_body">Par défaut, ce fichier `dbaccess.php' est régénéré lors d'une mise à jour de dynacase-platform. Par conséquent, pour déclarer un paramétrage spécifique pour votre installation (utilisation d'un mécanisme d'authentification comme dynacase-networkuser par exemple) il faudra que vous créiez un fichier `local-dbaccess.php' dans lequel vous pourrez ajouter, ou écraser, les paramètres nécessaires.</text:p>
      <text:h text:style-name="Heading_20_3" text:outline-level="3">Fichier `dbaccess.php'</text:h>
      <text:p text:style-name="Text_20_body"/>
      <text:p text:style-name="Preformatted_20_Text"><text:span text:style-name="regexp0_5f_php">$pgservice_core</text:span><text:span text:style-name="symbol0_5f_php">=</text:span><text:span text:style-name="string_5f_php">"ged"</text:span><text:span text:style-name="symbol0_5f_php">;</text:span><text:line-break/><text:span text:style-name="regexp0_5f_php">$pgservice_freedom</text:span><text:span text:style-name="symbol0_5f_php">=</text:span><text:span text:style-name="string_5f_php">"ged"</text:span><text:span text:style-name="symbol0_5f_php">;;</text:span><text:line-break/><text:span text:style-name="regexp0_5f_php">$freedom_context</text:span><text:span text:style-name="symbol0_5f_php">=</text:span><text:span text:style-name="string_5f_php">"default"</text:span><text:span text:style-name="symbol0_5f_php">;</text:span><text:line-break/><text:span text:style-name="regexp0_5f_php">$dbpsql</text:span><text:span text:style-name="symbol0_5f_php">=</text:span><text:span text:style-name="regexp0_5f_php">$pgservice_core</text:span><text:span text:style-name="symbol0_5f_php">;</text:span><text:line-break/><text:line-break/><text:span text:style-name="regexp0_5f_php">$freedom_authtype</text:span> <text:span text:style-name="symbol0_5f_php">=</text:span><text:span text:style-name="string_5f_php"> 'html'</text:span><text:span text:style-name="symbol0_5f_php">;</text:span><text:line-break/><text:line-break/><text:span text:style-name="regexp0_5f_php">$freedom_authtypeparams</text:span> <text:span text:style-name="symbol0_5f_php">=</text:span> <text:span text:style-name="keyword2_5f_php">array</text:span><text:span text:style-name="symbol0_5f_php">(</text:span><text:line-break/> <text:s text:c="2"/><text:span text:style-name="string_5f_php"><text:s/>'html'</text:span> <text:span text:style-name="symbol0_5f_php">=&gt;</text:span> <text:span text:style-name="keyword2_5f_php">array</text:span> <text:span text:style-name="symbol0_5f_php">(</text:span><text:line-break/> <text:s text:c="6"/><text:span text:style-name="string_5f_php"><text:s/>'cookie'</text:span> <text:span text:style-name="symbol0_5f_php">=&gt;</text:span><text:span text:style-name="string_5f_php"> 'freedom_auth'</text:span><text:span text:style-name="symbol0_5f_php">,</text:span><text:line-break/> <text:s text:c="6"/><text:span text:style-name="string_5f_php"><text:s/>'authurl'</text:span> <text:span text:style-name="symbol0_5f_php">=&gt;</text:span><text:span text:style-name="string_5f_php"> 'guest.php?sole=A&amp;app=AUTHENT&amp;action=LOGINFORM'</text:span><text:span text:style-name="symbol0_5f_php">,</text:span><text:line-break/> <text:s text:c="6"/><text:span text:style-name="string_5f_php"><text:s/>'username'</text:span> <text:span text:style-name="symbol0_5f_php">=&gt;</text:span><text:span text:style-name="string_5f_php"> 'auth_user'</text:span><text:span text:style-name="symbol0_5f_php">,</text:span><text:line-break/> <text:s text:c="6"/><text:span text:style-name="string_5f_php"><text:s/>'password'</text:span> <text:span text:style-name="symbol0_5f_php">=&gt;</text:span><text:span text:style-name="string_5f_php"> 'auth_pass'</text:span><text:span text:style-name="symbol0_5f_php">,</text:span><text:line-break/> <text:s text:c="7"/><text:span text:style-name="symbol0_5f_php">),</text:span><text:line-break/> <text:s text:c="2"/><text:span text:style-name="string_5f_php"><text:s/>'open'</text:span> <text:span text:style-name="symbol0_5f_php">=&gt;</text:span> <text:span text:style-name="keyword2_5f_php">array</text:span><text:span text:style-name="symbol0_5f_php">(),</text:span><text:line-break/> <text:s text:c="2"/><text:span text:style-name="string_5f_php"><text:s/>'basic'</text:span> <text:span text:style-name="symbol0_5f_php">=&gt;</text:span> <text:span text:style-name="keyword2_5f_php">array</text:span><text:span text:style-name="symbol0_5f_php">(</text:span><text:line-break/> <text:s text:c="6"/><text:span text:style-name="string_5f_php"><text:s/>'realm'</text:span> <text:span text:style-name="symbol0_5f_php">=&gt;</text:span><text:span text:style-name="string_5f_php"> 'freedom'</text:span><text:span text:style-name="symbol0_5f_php">,</text:span><text:line-break/> <text:s text:c="7"/><text:span text:style-name="symbol0_5f_php">),</text:span><text:line-break/> <text:s text:c="3"/><text:span text:style-name="symbol0_5f_php">);</text:span><text:line-break/><text:line-break/><text:span text:style-name="regexp0_5f_php">$freedom_authprovider</text:span> <text:span text:style-name="symbol0_5f_php">=</text:span><text:span text:style-name="string_5f_php"> 'freedom'</text:span><text:span text:style-name="symbol0_5f_php">;</text:span><text:line-break/><text:line-break/><text:span text:style-name="regexp0_5f_php">$freedom_providers</text:span> <text:span text:style-name="symbol0_5f_php">=</text:span> <text:span text:style-name="keyword2_5f_php">array</text:span><text:span text:style-name="symbol0_5f_php">(</text:span><text:line-break/> <text:s text:c="2"/><text:span text:style-name="string_5f_php"><text:s/>'freedom'</text:span> <text:span text:style-name="symbol0_5f_php">=&gt;</text:span> <text:span text:style-name="keyword2_5f_php">array</text:span><text:span text:style-name="symbol0_5f_php">(</text:span><text:line-break/> <text:s text:c="6"/><text:span text:style-name="string_5f_php"><text:s/>'connection'</text:span> <text:span text:style-name="symbol0_5f_php">=&gt;</text:span><text:span text:style-name="string_5f_php"> 'service='</text:span><text:span text:style-name="symbol0_5f_php">.</text:span><text:span text:style-name="regexp0_5f_php">$pgservice_core</text:span><text:span text:style-name="symbol0_5f_php">,</text:span><text:line-break/> <text:s text:c="7"/><text:span text:style-name="symbol0_5f_php">),</text:span><text:line-break/> <text:s text:c="2"/><text:span text:style-name="string_5f_php"><text:s/>'file'</text:span> <text:span text:style-name="symbol0_5f_php">=&gt;</text:span> <text:span text:style-name="keyword2_5f_php">array</text:span><text:span text:style-name="symbol0_5f_php">(</text:span><text:line-break/> <text:s text:c="6"/><text:span text:style-name="string_5f_php"><text:s/>'authfile'</text:span> <text:span text:style-name="symbol0_5f_php">=&gt;</text:span><text:span text:style-name="string_5f_php"> '/var/www/ged/.freedompwd'</text:span><text:span text:style-name="symbol0_5f_php">,</text:span><text:line-break/> <text:s text:c="7"/><text:span text:style-name="symbol0_5f_php">),</text:span><text:line-break/> <text:s text:c="3"/><text:span text:style-name="symbol0_5f_php">);</text:span></text:p>
      <text:p text:style-name="Preformatted_20_Text"><text:span text:style-name="symbol0_5f_php"/></text:p>
      <text:p text:style-name="Preformatted_20_Text"><text:span text:style-name="symbol0_5f_php">@include_once('local-dbaccess.php');</text:span></text:p>
      <text:p text:style-name="Text_20_body"/>
      <text:h text:style-name="Heading_20_3" text:outline-level="3">Fichier `local-dbaccess.php'</text:h>
      <text:p text:style-name="Text_20_body"/>
      <text:p text:style-name="Text_20_body">Exemple de fichier `local-dbaccess.php' pour surcharger le paramétrage de `dbaccess.php' :</text:p>
      <text:p text:style-name="Text_20_body"/>
      <text:p text:style-name="Preformatted_20_Text">&lt;?php</text:p>
      <text:p text:style-name="Preformatted_20_Text"/>
      <text:p text:style-name="Preformatted_20_Text">$freedom_authprovider = 'freedom,freedomNu';</text:p>
      <text:p text:style-name="Preformatted_20_Text"/>
      <text:p text:style-name="Preformatted_20_Text">$freedom_providers['freedomNu'] = array(</text:p>
      <text:p text:style-name="Preformatted_20_Text"><text:s text:c="4"/>'allowAutoFreedomUserCreation' =&gt; 'no',</text:p>
      <text:p text:style-name="Preformatted_20_Text"><text:s text:c="4"/>'fix_euro' =&gt; 'no',</text:p>
      <text:p text:style-name="Preformatted_20_Text"><text:s text:c="4"/>'convert_to_utf8' =&gt; 'no',</text:p>
      <text:p text:style-name="Preformatted_20_Text"><text:s text:c="4"/>'options' =&gt; array(</text:p>
      <text:p text:style-name="Preformatted_20_Text"><text:s text:c="8"/>LDAP_OPT_REFERRALS =&gt; 0</text:p>
      <text:p text:style-name="Preformatted_20_Text"><text:s text:c="4"/>)</text:p>
      <text:p text:style-name="Preformatted_20_Text">);</text:p>
      <text:p text:style-name="Preformatted_20_Text"/>
      <text:p text:style-name="Preformatted_20_Text">?&gt;</text:p>
      <text:p text:style-name="Text_20_body"/>
      <text:h text:style-name="Heading_20_4" text:outline-level="4">Variables principales</text:h>
      <table:table table:name="Tableau1" table:style-name="Tableau1">
        <table:table-column table:style-name="Tableau1.A"/>
        <table:table-column table:style-name="Tableau1.B"/>
        <table:table-row>
          <table:table-cell table:style-name="Tableau1.A1" office:value-type="string">
            <text:p text:style-name="P1"><text:span text:style-name="Source_20_Text">$freedom_authtype</text:span> </text:p>
          </table:table-cell>
          <table:table-cell table:style-name="Tableau1.A1" office:value-type="string">
            <text:p text:style-name="P1">Le mode de l'interface utilisateur d'authentification. Le paramètre peut prendre les valaurs : <text:span text:style-name="Source_20_Text">apache</text:span>, <text:span text:style-name="Source_20_Text">basic</text:span>, <text:span text:style-name="Source_20_Text">html</text:span> ou <text:span text:style-name="Source_20_Text">open</text:span>. </text:p>
          </table:table-cell>
        </table:table-row>
        <table:table-row>
          <table:table-cell table:style-name="Tableau1.A1" office:value-type="string">
            <text:p text:style-name="P1"><text:span text:style-name="Source_20_Text">$freedom_authprovider</text:span> </text:p>
          </table:table-cell>
          <table:table-cell table:style-name="Tableau1.A1" office:value-type="string">
            <text:p text:style-name="P1">Ce paramètre spécifie le, ou les, backend d'authentification à utiliser pour valider les mot de passes. Par défaut dynacase est livré avec les backend suivants : <text:span text:style-name="Source_20_Text">freedom</text:span>, <text:span text:style-name="Source_20_Text">ldap</text:span> et <text:span text:style-name="Source_20_Text">file</text:span>. </text:p>
          </table:table-cell>
        </table:table-row>
      </table:table>
      <text:h text:style-name="Heading_20_4" text:outline-level="4"><text:bookmark-start text:name="freedom_authtype"/>freedom_authtype<text:bookmark-end text:name="freedom_authtype"/></text:h>
      <text:p text:style-name="Text_20_body">Ce paramètre permet de spécifier quelle interface d'authentification est utilisé pour demander les informations de connexion à l'utilisateur (login/password la plupart du temps) et lui transmettre le résultat de l'authentification.</text:p>
      <text:h text:style-name="Heading_20_5" text:outline-level="5"><text:bookmark-start text:name="apache"/>apache<text:bookmark-end text:name="apache"/></text:h>
      <text:p text:style-name="Text_20_body">Ce mode spécifie que toute la mécanique d'authentification est délégué à Apache en mode HTTP Basic. dynacase ne s'occupe pas d'authentifier les utilisateurs, et Apache lui fournit les utilisateurs qui viennent de se connecter via la variable PHP <text:span text:style-name="Source_20_Text">$_SERVER['PHP_AUTH_USER']</text:span>.</text:p>
      <text:p text:style-name="Text_20_body">Dans ce mode, le paramètre <text:span text:style-name="Source_20_Text">$freedom_authprovider</text:span> n'est pas utilisé puisque c'est Apache qui gère toute l'authentification.</text:p>
      <text:h text:style-name="Heading_20_5" text:outline-level="5"><text:bookmark-start text:name="basic"/>basic<text:bookmark-end text:name="basic"/></text:h>
      <text:p text:style-name="Text_20_body">Le mode <text:span text:style-name="Source_20_Text">basic</text:span> permet à dynacase de fournir un mécanisme d'authentification HTTP Basic.</text:p>
      <text:p text:style-name="Text_20_body">Dans ce mode, dynacase gère l'authentification au format HTTP Basic et l'utilisateur rentre son login et son mot de passe dans la boite de dialogue affiché par le navigateur.</text:p>
      <text:p text:style-name="Text_20_body">Paramètres : <text:line-break/></text:p>
      <table:table table:name="Tableau2" table:style-name="Tableau2">
        <table:table-column table:style-name="Tableau2.A"/>
        <table:table-column table:style-name="Tableau2.B"/>
        <table:table-row>
          <table:table-cell table:style-name="Tableau2.A1" office:value-type="string">
            <text:p text:style-name="P1"><text:span text:style-name="Source_20_Text">realm</text:span> </text:p>
          </table:table-cell>
          <table:table-cell table:style-name="Tableau2.A1" office:value-type="string">
            <text:p text:style-name="P1">Le realm de l'authentification HTTP Basic. </text:p>
          </table:table-cell>
        </table:table-row>
      </table:table>
      <text:p text:style-name="Text_20_body"><text:line-break/></text:p>
      <text:h text:style-name="Heading_20_5" text:outline-level="5"><text:bookmark-start text:name="html"/>html<text:bookmark-end text:name="html"/></text:h>
      <text:p text:style-name="Text_20_body">Le mode <text:span text:style-name="Source_20_Text">html</text:span> présente un formulaire HTML pour demander le login et le mot de passe de l'utilisateur. Une fois le login et le mot de passe validé auprès du <text:span text:style-name="Source_20_Text">freedom_authprovider</text:span>, une session par cookie est ouverte afin de valider les accès suivants.</text:p>
      <text:p text:style-name="Text_20_body">Paramètres : <text:line-break/></text:p>
      <table:table table:name="Tableau3" table:style-name="Tableau3">
        <table:table-column table:style-name="Tableau3.A"/>
        <table:table-column table:style-name="Tableau3.B"/>
        <table:table-row>
          <table:table-cell table:style-name="Tableau3.A1" office:value-type="string">
            <text:p text:style-name="P1"><text:span text:style-name="Source_20_Text">cookie</text:span> </text:p>
          </table:table-cell>
          <table:table-cell table:style-name="Tableau3.A1" office:value-type="string">
            <text:p text:style-name="P1">Le nom du cookie contenant la clef associé à la session de l'utilisateur. </text:p>
          </table:table-cell>
        </table:table-row>
        <table:table-row>
          <table:table-cell table:style-name="Tableau3.A1" office:value-type="string">
            <text:p text:style-name="P1"><text:span text:style-name="Source_20_Text">authurl</text:span> </text:p>
          </table:table-cell>
          <table:table-cell table:style-name="Tableau3.A1" office:value-type="string">
            <text:p text:style-name="P1">L'URI d'accès au formulaire de login. </text:p>
          </table:table-cell>
        </table:table-row>
        <table:table-row>
          <table:table-cell table:style-name="Tableau3.A1" office:value-type="string">
            <text:p text:style-name="P1"><text:span text:style-name="Source_20_Text">username</text:span> </text:p>
          </table:table-cell>
          <table:table-cell table:style-name="Tableau3.A1" office:value-type="string">
            <text:p text:style-name="P1">L'id du champ input HTML contenant le nom d'utilisateur. </text:p>
          </table:table-cell>
        </table:table-row>
        <table:table-row>
          <table:table-cell table:style-name="Tableau3.A1" office:value-type="string">
            <text:p text:style-name="P1"><text:span text:style-name="Source_20_Text">password</text:span> </text:p>
          </table:table-cell>
          <table:table-cell table:style-name="Tableau3.A1" office:value-type="string">
            <text:p text:style-name="P1">L'id du champ input HTML contenant le mot de passe de l'utilisateur. </text:p>
          </table:table-cell>
        </table:table-row>
      </table:table>
      <text:p text:style-name="Text_20_body"><text:line-break/></text:p>
      <text:h text:style-name="Heading_20_5" text:outline-level="5"><text:bookmark-start text:name="open"/>open<text:bookmark-end text:name="open"/></text:h>
      <text:p text:style-name="Text_20_body">Le mode <text:span text:style-name="Source_20_Text">open</text:span> ne présente aucune interface pour la saisie du login et du mot de passe, mais se base sur un jeton présent dans l'URI.</text:p>
      <text:p text:style-name="Text_20_body">Dans ce mode, le paramètre <text:span text:style-name="Source_20_Text">$freedom_authprovider</text:span> n'est pas utilisé.</text:p>
      <text:p text:style-name="Text_20_body">Le jeton est contenu dans la variable `<text:span text:style-name="Source_20_Text">privateid</text:span>'.</text:p>
      <text:p text:style-name="Text_20_body">Exemple d'URI avec authentification `<text:span text:style-name="Source_20_Text">open</text:span>' et jeton :</text:p>
      <text:p text:style-name="Text_20_body"><text:a xlink:type="simple" xlink:href="http://www.freedom-ecm.org/freedom_3/manex">http://&lt;server&gt;/freedom/index.php?authtype=open&amp;privateid=e2bb65612c70e7ac78d5ccbfe12aa234&amp;app=FOO&amp;action=BAR</text:a></text:p>
      <text:p text:style-name="Text_20_body">L'action `<text:span text:style-name="Source_20_Text">BAR</text:span>' de l'application `<text:span text:style-name="Source_20_Text">FOO</text:span>' doit être déclarée `<text:span text:style-name="Source_20_Text">openaccess=Y</text:span>' pour pouvoir être accessible avec cette authentification par jetons.</text:p>
      <text:p text:style-name="Text_20_body">Le jeton doit êtres présent dans la table `<text:span text:style-name="Source_20_Text">usertoken</text:span>' qui stocke les jetons, avec l'utilisateur associé au jeton et une date d'expiration du jeton.</text:p>
      <text:p text:style-name="Text_20_body">Voir <text:a xlink:type="simple" xlink:href="http://www.freedom-ecm.org/freedom-api/WHAT/CORE/UserToken.html">Class.UserToken.php</text:a>.</text:p>
      <text:h text:style-name="Heading_20_4" text:outline-level="4"><text:bookmark-start text:name="freedom_authprovider"/>freedom_authprovider<text:bookmark-end text:name="freedom_authprovider"/></text:h>
      <text:p text:style-name="Text_20_body">Le paramètre <text:span text:style-name="Source_20_Text">$freedom_authprovider</text:span> permet de spécifier le sous-mécanisme utilisé pour la validation du login et du mot de passe.</text:p>
      <text:p text:style-name="Text_20_body">Ces providers prennent en entrée un login et un mot de passe, et retourne s'ils sont valide ou non.</text:p>
      <text:p text:style-name="Text_20_body">Chaque provider contient un ensemble de paramètres de configuration qui lui sont propre. </text:p>
      <text:h text:style-name="Heading_20_5" text:outline-level="5"><text:bookmark-start text:name="freedom"/>freedom<text:bookmark-end text:name="freedom"/></text:h>
      <text:p text:style-name="Text_20_body">Le provider <text:span text:style-name="Source_20_Text">freedom</text:span> est le mécanisme historique de dynacase qui utilise la base Postgres et la table <text:span text:style-name="Source_20_Text">user</text:span> pour la validation des login et mots de passe.</text:p>
      <text:p text:style-name="Text_20_body">On parlera dans ce cas d'authentification « interne », puisqu'elle ne se base sur aucun élément externe à dynacase.</text:p>
      <text:p text:style-name="Text_20_body">Paramètres : <text:line-break/></text:p>
      <table:table table:name="Tableau4" table:style-name="Tableau4">
        <table:table-column table:style-name="Tableau4.A"/>
        <table:table-column table:style-name="Tableau4.B"/>
        <table:table-row>
          <table:table-cell table:style-name="Tableau4.A1" office:value-type="string">
            <text:p text:style-name="P1"><text:span text:style-name="Source_20_Text">connection</text:span> </text:p>
          </table:table-cell>
          <table:table-cell table:style-name="Tableau4.A1" office:value-type="string">
            <text:p text:style-name="P1">Contient la chaîne de connexion à la base de donnée Postgresql contenant la table <text:span text:style-name="Source_20_Text">user</text:span>. Exemple : <text:span text:style-name="Source_20_Text">service=freedom</text:span> </text:p>
          </table:table-cell>
        </table:table-row>
      </table:table>
      <text:p text:style-name="Text_20_body"><text:line-break/></text:p>
      <text:h text:style-name="Heading_20_5" text:outline-level="5"><text:bookmark-start text:name="ldap"/>ldap<text:bookmark-end text:name="ldap"/></text:h>
      <text:p text:style-name="Text_20_body">Le provider <text:span text:style-name="Source_20_Text">ldap</text:span> permet de valider le login et le mot de passe auprès d'un serveur LDAP, ou d'un serveur Active Directory, en effectuant un « bind LDAP » auprès de celui-ci.</text:p>
      <text:p text:style-name="Text_20_body">Ce provider supporte une création basique d'utilisateurs « à la volé ». Dans ce cas, si l'authentification du est validé auprès du LDAP mais qu'il n'y a pas de compte utilisateur dynacase correspondant a ce login, alors le provider peut créer un compte utilisateur dynacase (IUSER) avec ce login. Cela permet de pouvoir « peupler » dynamiquement la base des comptes utilisateurs dynacase au fur et à mesure que les personnes se connectent. Le paramètre `<text:span text:style-name="Source_20_Text">dGroup</text:span>' permet de spécifier le nom logique, ou l'id, du groupe dynacase (IGROUP) dans lequel seront créé ces nouveaux utilisateurs dynacase.</text:p>
      <text:p text:style-name="Text_20_body">Paramètres : <text:line-break/></text:p>
      <table:table table:name="Tableau5" table:style-name="Tableau5">
        <table:table-column table:style-name="Tableau5.A"/>
        <table:table-column table:style-name="Tableau5.B"/>
        <table:table-row>
          <table:table-cell table:style-name="Tableau5.A1" office:value-type="string">
            <text:p text:style-name="P1"><text:span text:style-name="Source_20_Text">host</text:span> </text:p>
          </table:table-cell>
          <table:table-cell table:style-name="Tableau5.A1" office:value-type="string">
            <text:p text:style-name="P1">Le nom, ou l'adresse IP, du serveur LDAP. </text:p>
          </table:table-cell>
        </table:table-row>
        <table:table-row>
          <table:table-cell table:style-name="Tableau5.A1" office:value-type="string">
            <text:p text:style-name="P1"><text:span text:style-name="Source_20_Text">port</text:span> </text:p>
          </table:table-cell>
          <table:table-cell table:style-name="Tableau5.A1" office:value-type="string">
            <text:p text:style-name="P1">Le port du serveur LDAP. </text:p>
          </table:table-cell>
        </table:table-row>
        <table:table-row>
          <table:table-cell table:style-name="Tableau5.A1" office:value-type="string">
            <text:p text:style-name="P1"><text:span text:style-name="Source_20_Text">ssl</text:span> </text:p>
          </table:table-cell>
          <table:table-cell table:style-name="Tableau5.A1" office:value-type="string">
            <text:p text:style-name="P1"><text:span text:style-name="Source_20_Text">y</text:span> pour utiliser une connexion SSL au serveur LDAP, <text:span text:style-name="Source_20_Text">n</text:span> pour ne pas utiliser de connexion SSL. </text:p>
          </table:table-cell>
        </table:table-row>
        <table:table-row>
          <table:table-cell table:style-name="Tableau5.A1" office:value-type="string">
            <text:p text:style-name="P1"><text:span text:style-name="Source_20_Text">options</text:span> </text:p>
          </table:table-cell>
          <table:table-cell table:style-name="Tableau5.A1" office:value-type="string">
            <text:p text:style-name="P1">Options de la librairie OpenLDAP pour la connexion au serveur LDAP. </text:p>
          </table:table-cell>
        </table:table-row>
        <table:table-row>
          <table:table-cell table:style-name="Tableau5.A1" office:value-type="string">
            <text:p text:style-name="P1"><text:span text:style-name="Source_20_Text">dn</text:span> </text:p>
          </table:table-cell>
          <table:table-cell table:style-name="Tableau5.A1" office:value-type="string">
            <text:p text:style-name="P1">Le DN de connexion utilisé pour valider le mot de passe de l'utilisateur. La chaine <text:span text:style-name="Source_20_Text">%s</text:span> est remplacé par le login, et le mot de passe fournit par l'utilisateur est utilisé pour effectué un bind avec le DN ainsi construit. </text:p>
          </table:table-cell>
        </table:table-row>
        <table:table-row>
          <table:table-cell table:style-name="Tableau5.A1" office:value-type="string">
            <text:p text:style-name="P1"><text:span text:style-name="Source_20_Text">dGroup</text:span> </text:p>
          </table:table-cell>
          <table:table-cell table:style-name="Tableau5.A1" office:value-type="string">
            <text:p text:style-name="P1">Le nom logique du groupe dynacase sous lequel seront créés les utilisateurs. Voir </text:p>
          </table:table-cell>
        </table:table-row>
        <table:table-row>
          <table:table-cell table:style-name="Tableau5.A1" office:value-type="string">
            <text:p text:style-name="P1"><text:span text:style-name="Source_20_Text">allowAutoFreedomUserCreation</text:span> </text:p>
          </table:table-cell>
          <table:table-cell table:style-name="Tableau5.A1" office:value-type="string">
            <text:p text:style-name="P1"><text:span text:style-name="Source_20_Text">yes</text:span> pour activer la création des comptes utilisateurs par le provider, <text:span text:style-name="Source_20_Text">no</text:span> dans le cas contraire (par défaut <text:span text:style-name="Source_20_Text">no</text:span>). </text:p>
          </table:table-cell>
        </table:table-row>
      </table:table>
      <text:p text:style-name="Text_20_body"><text:line-break/></text:p>
      <text:h text:style-name="Heading_20_5" text:outline-level="5"><text:bookmark-start text:name="file"/>file<text:bookmark-end text:name="file"/></text:h>
      <text:p text:style-name="Text_20_body">Le provider <text:span text:style-name="Source_20_Text">file</text:span> permet de valider un couple de login/mot de passe auprès d'un fichier à plat au format htpasswd Basic d'Apache.</text:p>
      <text:p text:style-name="Text_20_body">Ce provider ne supporte pas la création d'utilisateurs « à la volé ».</text:p>
      <text:p text:style-name="Text_20_body">Paramètres : <text:line-break/></text:p>
      <table:table table:name="Tableau6" table:style-name="Tableau6">
        <table:table-column table:style-name="Tableau6.A"/>
        <table:table-column table:style-name="Tableau6.B"/>
        <table:table-row>
          <table:table-cell table:style-name="Tableau6.A1" office:value-type="string">
            <text:p text:style-name="P1"><text:span text:style-name="Source_20_Text">authfile</text:span> </text:p>
          </table:table-cell>
          <table:table-cell table:style-name="Tableau6.A1" office:value-type="string">
            <text:p text:style-name="P1">Le chemin d'accès au fichier à plat de mot de passe au format htpasswd. </text:p>
          </table:table-cell>
        </table:table-row>
      </table:table>
      <text:p text:style-name="Text_20_body"><text:line-break/></text:p>
      <text:h text:style-name="Heading_20_5" text:outline-level="5"><text:bookmark-start text:name="freedomnu"/>freedomNu<text:bookmark-end text:name="freedomnu"/></text:h>
      <text:p text:style-name="Text_20_body">Le provider <text:span text:style-name="Source_20_Text">freedomNu</text:span> est fourni par l'application `<text:span text:style-name="Source_20_Text">freedom-networkuser</text:span>', et permet de valider le login et le mot de passe auprès d'un serveur LDAP ou d'un serveur Active Directory.</text:p>
      <text:p text:style-name="Text_20_body">Ce provider supporte la création d'utilisateurs « à la volé ». Dans ce cas, si l'authentification est validé auprès du LDAP mais qu'il n'y a pas de compte utilisateur dynacase correspondant a ce login, alors le provider peut créer un compte utilisateur dynacase (LDAPUSER) avec ce login. Cela permet de pouvoir « peupler » dynamiquement la base des comptes utilisateurs dynacase au fur et à mesure que les personnes se connectent.</text:p>
      <text:p text:style-name="Text_20_body">Paramètres : <text:line-break/> Voir <text:a xlink:type="simple" xlink:href="http://www.freedom-ecm.org/modules/freedom-networkuser/freedom-networkuser">documentation paramètres de networkuser</text:a> <text:line-break/></text:p>
      <text:p text:style-name="Text_20_body">Les paramètres de connexion au LDAP/AD sont pris dans les paramètres applicatifs de l'application dynacase `<text:span text:style-name="Source_20_Text">NU</text:span>' (voir <text:a xlink:type="simple" xlink:href="http://www.freedom-ecm.org/modules/freedom-networkuser/freedom-networkuser">documentation configuration Freedom de networkuser</text:a>).</text:p>
      <text:h text:style-name="Heading_20_3" text:outline-level="3">Pré-sélection du mode d'authentification</text:h>
      <text:p text:style-name="Text_20_body">Dans certains cas il peut-être utile de pouvoir se connecter sur un même contexte dynacase via deux mécanisme d'authentification différents (freedom_authtype).</text:p>
      <text:p text:style-name="Text_20_body">Par exemple dans le cas d'un contexte dynacase authentifié par CAS, il peut-être utile de pouvoir se connecter sur ce système sous le compte `admin' local (Master Default) sans devoir avoir un compte `admin' existant sur CAS.</text:p>
      <text:p text:style-name="Text_20_body">Pour cela, on peut implémenter un « aiguillage » dans le fichier `local-dbaccess.php' afin de sélectionner le mode <text:s/>d'authentification en fonctions d'éléments de la requête (comme le champ `Host:' des requêtes HTTP).</text:p>
      <text:h text:style-name="Heading_20_4" text:outline-level="4">Exemple</text:h>
      <text:p text:style-name="Text_20_body">Fichier `local-dbaccess.php' :</text:p>
      <text:p text:style-name="Preformatted_20_Text">&lt;?php</text:p>
      <text:p text:style-name="Preformatted_20_Text"/>
      <text:p text:style-name="Preformatted_20_Text">if( $_SERVER['HTTP_HOST'] == 'admin-ged.example.net' ) {</text:p>
      <text:p text:style-name="Preformatted_20_Text"><text:s text:c="2"/>return;</text:p>
      <text:p text:style-name="Preformatted_20_Text">}</text:p>
      <text:p text:style-name="Preformatted_20_Text"/>
      <text:p text:style-name="Preformatted_20_Text">$freedom_authtype = 'cas';</text:p>
      <text:p text:style-name="Preformatted_20_Text"/>
      <text:p text:style-name="Preformatted_20_Text">$freedom_authtypeparams['cas'] = array(</text:p>
      <text:p text:style-name="Preformatted_20_Text"><text:s text:c="8"/>'cookie' =&gt; 'freedom_auth',</text:p>
      <text:p text:style-name="Preformatted_20_Text"><text:s text:c="8"/>'cas_version' =&gt; 'CAS_VERSION_2_0',</text:p>
      <text:p text:style-name="Preformatted_20_Text"><text:s text:c="8"/>'cas_server' =&gt; 'localhost',</text:p>
      <text:p text:style-name="Preformatted_20_Text"><text:s text:c="8"/>'cas_port' =&gt; 8443,</text:p>
      <text:p text:style-name="Preformatted_20_Text"><text:s text:c="8"/>'cas_uri' =&gt; '/cas-server-webapp-3.4'</text:p>
      <text:p text:style-name="Preformatted_20_Text"><text:s text:c="8"/>);</text:p>
      <text:p text:style-name="Preformatted_20_Text"/>
      <text:p text:style-name="Preformatted_20_Text">$freedom_authprovider = 'freedomNu';</text:p>
      <text:p text:style-name="Preformatted_20_Text"/>
      <text:p text:style-name="Preformatted_20_Text">$freedom_providers['freedomNu'] = array(</text:p>
      <text:p text:style-name="Preformatted_20_Text"><text:s text:c="8"/>'allowAutoFreedomUserCreation' =&gt; 'yes',</text:p>
      <text:p text:style-name="Preformatted_20_Text"><text:s text:c="8"/>'fix_euro' =&gt; 'no',</text:p>
      <text:p text:style-name="Preformatted_20_Text"><text:s text:c="8"/>'convert_to_utf8' =&gt; 'no'</text:p>
      <text:p text:style-name="P2"><text:s text:c="8"/>);</text:p>
      <text:p text:style-name="Preformatted_20_Text">&gt;?</text:p>
      <text:p text:style-name="Normal"/>
      <text:p text:style-name="Text_20_body">Dans cet exemple, si on se connecte sur l'URL `http://admin-ged.example.net', alors c'est le mécanisme d'authentification définit par défaut dans le `dbaccess.php' qui sera appliqué, et dans le cas contraire, on appliquera l'authentification CAS.</text:p>
      <text:p text:style-name="Text_20_body">De cette manière, les utilisateurs se connectent par CAS sur leur URL habituelle (`ged.example.net' par ex.), et l'administrateur local peut se connecter sur l'hôte `admin-ged.example.net'.</text:p>
      <text:h text:style-name="Heading_20_2" text:outline-level="2"><text:bookmark-start text:name="developper_un_provider"/>Développer un provider<text:bookmark-end text:name="developper_un_provider"/></text:h>
      <text:p text:style-name="Text_20_body">Un provider doit implémenter les méthodes définies dans la classe <text:span text:style-name="Source_20_Text">WHAT/Class.Provider.php</text:span></text:p>
      <text:p text:style-name="Text_20_body">Les méthodes à implémenter obligatoirement sont :</text:p>
      <text:list xml:id="list785461114" text:style-name="List_20_1">
        <text:list-item>
          <text:p text:style-name="P3"><text:span text:style-name="Source_20_Text">abstract function validateCredential($username, $password)</text:span></text:p>
        </text:list-item>
        <text:list-item>
          <text:p text:style-name="P3"><text:span text:style-name="Source_20_Text">abstract function validateAuthorization($opt)</text:span></text:p>
        </text:list-item>
      </text:list>
      <text:p text:style-name="Text_20_body">Les méthodes optionnelles sont :</text:p>
      <text:list xml:id="list1511140557" text:style-name="List_20_1">
        <text:list-item>
          <text:p text:style-name="P3"><text:span text:style-name="Source_20_Text">public function __construct($authprovider, $parms)</text:span></text:p>
        </text:list-item>
        <text:list-item>
          <text:p text:style-name="P3"><text:span text:style-name="Source_20_Text">public function initializeUser($username)</text:span></text:p>
        </text:list-item>
      </text:list>
      <text:h text:style-name="Heading_20_3" text:outline-level="3"><text:bookmark-start text:name="validatecredential"/>validateCredential()<text:bookmark-end text:name="validatecredential"/></text:h>
      <text:p text:style-name="Text_20_body">Cette méthode prend en entrée deux arguments qui sont :</text:p>
      <text:list xml:id="list870891925" text:style-name="List_20_1">
        <text:list-item>
          <text:p text:style-name="P3"><text:span text:style-name="Source_20_Text">$username</text:span> : le login entré par l'utilisateur</text:p>
        </text:list-item>
        <text:list-item>
          <text:p text:style-name="P3"><text:span text:style-name="Source_20_Text">$password</text:span> : le mot de passe entré par l'utilisateur.</text:p>
        </text:list-item>
      </text:list>
      <text:p text:style-name="Text_20_body">La méthode doit retourner :</text:p>
      <text:list xml:id="list1252689018" text:style-name="List_20_1">
        <text:list-item>
          <text:p text:style-name="P3"><text:span text:style-name="Source_20_Text">true</text:span> si le couple login/mot de passe est correct</text:p>
        </text:list-item>
        <text:list-item>
          <text:p text:style-name="P3"><text:span text:style-name="Source_20_Text">false</text:span> si le couple login/mot de passe est incorrect.</text:p>
        </text:list-item>
      </text:list>
      <text:h text:style-name="Heading_20_3" text:outline-level="3"><text:bookmark-start text:name="validateauthorization"/>validateAuthorization()<text:bookmark-end text:name="validateauthorization"/></text:h>
      <text:p text:style-name="Text_20_body">Une fois le couple login/password est validé, cette méthode permet de contrôler si l'utilisateur est autorisé à se connecter.</text:p>
      <text:p text:style-name="Text_20_body">Cette méthode prend entrée un argument :</text:p>
      <text:list xml:id="list1435293833" text:style-name="List_20_1">
        <text:list-item>
          <text:p text:style-name="P3"><text:span text:style-name="Source_20_Text">$opt</text:span> : une structure contenant le nom de l'utilisateur.</text:p>
        </text:list-item>
      </text:list>
      <text:p text:style-name="Text_20_body"/>
      <text:p text:style-name="Preformatted_20_Text">$opt = array(<text:line-break/> <text:s text:c="3"/>'username' =&gt; $username<text:line-break/>);</text:p>
      <text:p text:style-name="Preformatted_20_Text"><text:line-break/></text:p>
      <text:p text:style-name="Text_20_body">La méthode retourne :</text:p>
      <text:list xml:id="list1720287975" text:style-name="List_20_1">
        <text:list-item>
          <text:p text:style-name="P3"><text:span text:style-name="Source_20_Text">true</text:span> si l'utilisateur est autorisé à se connecter</text:p>
        </text:list-item>
        <text:list-item>
          <text:p text:style-name="P3"><text:span text:style-name="Source_20_Text">false</text:span> dans le cas contraire.</text:p>
        </text:list-item>
      </text:list>
      <text:h text:style-name="Heading_20_3" text:outline-level="3"><text:bookmark-start text:name="construct"/>__construct()<text:bookmark-end text:name="construct"/></text:h>
      <text:p text:style-name="Text_20_body">C'est le constructeur du Provider que l'on peut étendre si celui-ci nécessite une initialisation particulière.</text:p>
      <text:p text:style-name="Text_20_body">Cette méthode prend en entrée deux arguments qui sont :</text:p>
      <text:list xml:id="list580816112" text:style-name="List_20_1">
        <text:list-item>
          <text:p text:style-name="P3"><text:span text:style-name="Source_20_Text">$authprovider</text:span> :</text:p>
        </text:list-item>
        <text:list-item>
          <text:p text:style-name="P3"><text:span text:style-name="Source_20_Text">$parms</text:span> :</text:p>
        </text:list-item>
      </text:list>
      <text:h text:style-name="Heading_20_3" text:outline-level="3"><text:bookmark-start text:name="initializeuser"/>initializeUser()<text:bookmark-end text:name="initializeuser"/></text:h>
      <text:p text:style-name="Text_20_body">Si le compte de l'utilisateur n'existe pas dans dynacase, cette méthode est utilisé pour créer le compte de l'utilisateur dans dynacase.</text:p>
      <text:p text:style-name="Text_20_body">Cette méthode prend en entrée le login de l'utilisateur :</text:p>
      <text:list xml:id="list736378617" text:style-name="List_20_1">
        <text:list-item>
          <text:p text:style-name="P3"><text:span text:style-name="Source_20_Text">$username</text:span> : le login de l'utilisateur.</text:p>
        </text:list-item>
      </text:list>
      <text:p text:style-name="Text_20_body">La méthode retourne :</text:p>
      <text:list xml:id="list1787801753" text:style-name="List_20_1">
        <text:list-item>
          <text:p text:style-name="P3"><text:span text:style-name="Source_20_Text">””</text:span> : une chaîne vide s'il n'y a pas eu d'erreur à la création du compte.</text:p>
        </text:list-item>
        <text:list-item>
          <text:p text:style-name="P3"><text:span text:style-name="Source_20_Text">“Error message …”</text:span> : une chaîne non vide contenant le message d'erreur rencontré.</text:p>
        </text:list-item>
      </text:list>
      <text:p text:style-name="Text_20_body">Cette méthode spécifique implémente la recherche des informations de l'utilisateur à partir du login sur le système d'authentification utilisé, et la création du compte utilisateur dynacase avec les informations obtenus. </text:p>
      <text:h text:style-name="Heading_20_3" text:outline-level="3"><text:bookmark-start text:name="exemple"/>Exemple<text:bookmark-end text:name="exemple"/></text:h>
      <text:p text:style-name="Text_20_body">Dans l'exemple ci-dessous, nous allons écrire un provider pour valider les mots de passe des utilisateurs auprès d'un service PAM à l'aide de la commande <text:a xlink:type="simple" xlink:href="http://checkpasswd-pam.sourceforge.net/"><text:span text:style-name="Source_20_Text">checkpassword-pam</text:span></text:a>. Ce module ne supportera pas la création d'utilisateurs à la volée.</text:p>
      <text:h text:style-name="Heading_20_4" text:outline-level="4"><text:bookmark-start text:name="fichier_contextdefaultdbaccess.php"/>Fichier `context/local-dbaccess.php'<text:bookmark-end text:name="fichier_contextdefaultdbaccess.php"/></text:h>
      <text:p text:style-name="Text_20_body">On va déclarer dans le `<text:span text:style-name="Source_20_Text">local-dbaccess.php</text:span>' que l'on utilise en premier notre provider `<text:span text:style-name="Source_20_Text">pam</text:span>', et ensuite le provider `<text:span text:style-name="Source_20_Text">freedom</text:span>' si l'utilisateur n'est pas reconnu par `<text:span text:style-name="Source_20_Text">pam</text:span>'.</text:p>
      <text:p text:style-name="Text_20_body">Notre provider `<text:span text:style-name="Source_20_Text">pam</text:span>' aura un paramètre nommé ”<text:span text:style-name="Source_20_Text">service</text:span>” qui contiendra le nom du service PAM auprès duquel seront validé les login et mot de passe (c'est le nom du fichier situé dans `<text:span text:style-name="Source_20_Text">/etc/pam.d</text:span>').</text:p>
      <text:p text:style-name="Text_20_body"/>
      <text:p text:style-name="Preformatted_20_Text">&lt;?php</text:p>
      <text:p text:style-name="Preformatted_20_Text"><text:line-break/>$freedom_authprovider = 'pam,freedom';<text:line-break/><text:line-break/>$freedom_providers['pam'] = array(<text:line-break/> <text:s text:c="3"/>'service' =&gt; 'freedom'<text:line-break/> <text:s text:c="3"/>);<text:line-break/></text:p>
      <text:p text:style-name="Text_20_body">?&gt;<text:line-break/></text:p>
      <text:h text:style-name="Heading_20_4" text:outline-level="4"><text:bookmark-start text:name="fichier_whatprovidersclass.pamprovider.php"/>Fichier `WHAT/providers/Class.pamProvider.php'<text:bookmark-end text:name="fichier_whatprovidersclass.pamprovider.php"/></text:h>
      <text:p text:style-name="Text_20_body">Notre provider est donc décrit dans le fichier `<text:span text:style-name="Source_20_Text">Class.pamProvider.php</text:span>' situé dans le sous-répertoire `<text:span text:style-name="Source_20_Text">WHAT/providers</text:span>' de l'installation dynacase.</text:p>
      <text:p text:style-name="Text_20_body">Celui-ci fournit une classe `<text:span text:style-name="Source_20_Text">pamProvider</text:span>' qui étend la classe `<text:span text:style-name="Source_20_Text">Provider</text:span>', et nous allons décrire nos méthodes spécifiques `<text:span text:style-name="Source_20_Text">validateCredential()</text:span>' et `<text:span text:style-name="Source_20_Text">validateAuthorization()</text:span>'.</text:p>
      <text:p text:style-name="Text_20_body">Dans `<text:span text:style-name="Source_20_Text">validateCredential()</text:span> nous allons récupérer le paramètre `<text:span text:style-name="Source_20_Text">service</text:span>' de notre provider, et utiliser la commande `<text:span text:style-name="Source_20_Text">checkpassword-pam</text:span>' pour valider le username et le password reçu.</text:p>
      <text:p text:style-name="Text_20_body">Pour simplifier l'exemple, la méthode `<text:span text:style-name="Source_20_Text">validateAuthorization()</text:span>' retournera `<text:span text:style-name="Source_20_Text">true</text:span>' systématiquement (on supposera que l'autorisation du compte est établi dans la phase de validation du mot de passe).</text:p>
      <text:p text:style-name="Text_20_body"/>
      <text:p text:style-name="Preformatted_20_Text">&lt;?php<text:line-break/><text:line-break/>include_once('WHAT/Class.Provider.php');<text:line-break/> <text:line-break/>Class pamProvider extends Provider {<text:line-break/> <text:line-break/> <text:s/>public function validateCredential($username, $password) {<text:line-break/> <text:s text:c="3"/>$service = 'freedom';<text:line-break/> <text:s text:c="3"/>if( array_key_exists('service', $this-&gt;parms) ) {<text:line-break/> <text:s text:c="5"/>$service = $this-&gt;parms{'service'};<text:line-break/> <text:s text:c="3"/>}<text:line-break/> <text:line-break/> <text:s text:c="3"/>return $this-&gt;checkpassword_pam($username, $password, $service);<text:line-break/> <text:s/>}<text:line-break/> <text:line-break/> <text:s/>public function validateAuthorization($opt) {<text:line-break/> <text:s text:c="3"/>$username = $opt{'username'};<text:line-break/> <text:line-break/> <text:s text:c="3"/>return true;<text:line-break/> <text:s/>}<text:line-break/> <text:line-break/> <text:s/>public function checkpassword_pam($username, $password, $service) {<text:line-break/> <text:s text:c="3"/>$cmd = sprintf("checkpassword-pam --service %s --no-chdir-home --noenv",<text:line-break/> <text:s text:c="3"/>escapeshellarg($service)<text:line-break/> <text:s text:c="3"/>);<text:line-break/><text:line-break/> <text:s text:c="3"/>$proc = proc_open($cmd, array(3=&gt;array('pipe', 'r')), $pipes);<text:line-break/> <text:s text:c="3"/>if( ! is_resource($proc) ) {<text:line-break/> <text:s text:c="5"/>error_log(__CLASS__."::".__FUNCTION__." ".<text:line-break/> sprintf("Error running checkpassword-pam")<text:line-break/> );<text:line-break/> <text:s text:c="5"/>return false;<text:line-break/> <text:s text:c="3"/>}<text:line-break/><text:line-break/> <text:s text:c="3"/>fwrite($pipes[3], sprintf("%s\0%s\0timestamp\0",<text:line-break/> <text:s text:c="6"/>$username,<text:line-break/> <text:s text:c="6"/>$password<text:line-break/> <text:s text:c="6"/>));<text:line-break/> <text:s text:c="3"/>fclose($pipes[3]);<text:line-break/><text:line-break/> <text:s text:c="3"/>$ret = proc_close($proc);<text:line-break/> <text:s text:c="3"/>if( $ret === 0 ) {<text:line-break/> <text:s text:c="5"/>return true;<text:line-break/> <text:s text:c="3"/>}<text:line-break/> <text:line-break/> <text:s text:c="3"/>error_log(__CLASS__."::".__FUNCTION__." ".<text:line-break/> <text:s text:c="5"/>sprintf("Authentication failed for user '%s' and service '%s'.",<text:line-break/> <text:s text:c="7"/>$username,<text:line-break/> <text:s text:c="7"/>$service<text:line-break/> <text:s text:c="5"/>)<text:line-break/> <text:s text:c="3"/>);<text:line-break/> <text:s text:c="3"/>return false;<text:line-break/> <text:s/>}<text:line-break/><text:line-break/>}<text:line-break/><text:line-break/>?&gt;<text:line-break/></text:p>
      <text:h text:style-name="Heading_20_4" text:outline-level="4"><text:bookmark-start text:name="fichier_etcpam.dfreedom"/>Fichier `/etc/pam.d/freedom'<text:bookmark-end text:name="fichier_etcpam.dfreedom"/></text:h>
      <text:p text:style-name="Text_20_body">Pour finir, le fichier associé au paramètre ”<text:span text:style-name="Source_20_Text">service</text:span>” de notre provider. Celui-ci contiendra les règles que l'on souhaite voir appliqué pour la validation des comptes. Dans cet exemple, on utilisera une authentification des comptes sur la base locale des utilisateurs Unix du serveur. </text:p>
      <text:p text:style-name="Text_20_body"/>
      <text:p text:style-name="Preformatted_20_Text"># auth <text:s text:c="6"/>sufficient <text:s text:c="4"/>pam_securityserver.so # uncomment for OS X<text:line-break/>auth <text:s text:c="6"/>sufficient <text:s text:c="4"/>pam_unix.so<text:line-break/>auth <text:s text:c="6"/>required <text:s text:c="6"/>pam_deny.so<text:line-break/>account <text:s text:c="3"/>required <text:s text:c="6"/>pam_permit.so<text:line-break/>session <text:s text:c="3"/>required <text:s text:c="6"/>pam_permit.so</text:p>
      <text:p text:style-name="Text_20_body"/>
      <text:h text:style-name="Heading_20_2" text:outline-level="2">Debuggage</text:h>
      <text:h text:style-name="Heading_20_3" text:outline-level="3"><text:bookmark-start text:name="affichage_des_avertissements_php"/>Affichage des avertissements PHP<text:bookmark-end text:name="affichage_des_avertissements_php"/></text:h>
      <text:p text:style-name="Text_20_body">Fichier php.ini ( souvent sous /etc/php.ini )</text:p>
      <text:p text:style-name="Text_20_body"/>
      <text:p text:style-name="Preformatted_20_Text">; <text:s text:c="2"/>- Show all errors, except for notices and coding standards warnings<text:line-break/>;<text:line-break/>error_reporting = E_ALL &amp; ~E_NOTICE<text:line-break/>;<text:line-break/>; Print out errors (as a part of the output). <text:s/>For production web sites,<text:line-break/>; you're strongly encouraged to turn this feature off, and use error logging<text:line-break/>; instead (see below). <text:s/>Keeping display_errors enabled on a production web site<text:line-break/>; may reveal security information to end users, such as file paths on your Web<text:line-break/>; server, your database schema or other information.<text:line-break/>display_errors = On<text:line-break/></text:p>
      <text:p text:style-name="Text_20_body"><draw:frame draw:style-name="fr1" draw:name="images1" text:anchor-type="as-char" svg:width="0.397cm" svg:height="0.397cm" draw:z-index="2"><draw:image xlink:href="Pictures/100002000000000F0000000F3D0864FB.gif" xlink:type="simple" xlink:show="embed" xlink:actuate="onLoad"/></draw:frame> Ensuite il faut redémarrer apache.</text:p>
      <text:p text:style-name="Text_20_body">Ceci permet de voir les erreurs directement sur le navigateur. Sinon les log sous écrits dans fichier de log apache (souvent sous /var/log/httpd/error.log) .</text:p>
      <text:h text:style-name="Heading_20_3" text:outline-level="3"><text:bookmark-start text:name="freedom_en_mode_debug"/>dynacase en mode debug<text:bookmark-end text:name="freedom_en_mode_debug"/></text:h>
      <text:p text:style-name="Text_20_body">Il est aussi possible d'activer la trace de nombreuses vérification en positionnant le paramètre CORE_LOGLEVEL du noyau freedom. Pour cela, il faut ce connecter <text:span text:style-name="Source_20_Text">admin</text:span>, aller dans l'application <text:span text:style-name="Source_20_Text">administration</text:span> puis dans <text:span text:style-name="Source_20_Text">gestion des applications/paramètres applicatif/noyau/CORE_LOGLEVEL</text:span>. Il faut mettre la valeur <text:span text:style-name="Source_20_Text">IWEFD</text:span> pour tout tracer. Le 'D' indique le mode debug. Ceci entraîne des performances moindre. Ne pas oublier d'enlever ce mode lorque le problème est résolu.</text:p>
      <text:p text:style-name="Text_20_body">L'affichage de ces traces se trouve dans le même fichier de log que celui d'apache.</text:p>
      <text:p text:style-name="Text_20_body">Les niveaux de trace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Text_20_body">I </text:p>
          </table:table-cell>
          <table:table-cell table:style-name="Tableau17.A1" office:value-type="string">
            <text:p text:style-name="Text_20_body">Information </text:p>
          </table:table-cell>
          <table:table-cell table:style-name="Tableau17.C1" office:value-type="string">
            <text:p text:style-name="Text_20_body"><text:s/>trace les accès aux actions</text:p>
          </table:table-cell>
        </table:table-row>
        <table:table-row>
          <table:table-cell table:style-name="Tableau17.A2" office:value-type="string">
            <text:p text:style-name="Text_20_body">W </text:p>
          </table:table-cell>
          <table:table-cell table:style-name="Tableau17.A2" office:value-type="string">
            <text:p text:style-name="Text_20_body">Avertissement </text:p>
          </table:table-cell>
          <table:table-cell table:style-name="Tableau17.C2" office:value-type="string">
            <text:p text:style-name="Text_20_body"><text:s/>trace les avertissements - problèmes mineurs</text:p>
          </table:table-cell>
        </table:table-row>
        <table:table-row>
          <table:table-cell table:style-name="Tableau17.A2" office:value-type="string">
            <text:p text:style-name="Text_20_body">E </text:p>
          </table:table-cell>
          <table:table-cell table:style-name="Tableau17.A2" office:value-type="string">
            <text:p text:style-name="Text_20_body">Erreur </text:p>
          </table:table-cell>
          <table:table-cell table:style-name="Tableau17.C2" office:value-type="string">
            <text:p text:style-name="Text_20_body"><text:s/>trace les erreurs - problèmes majeur pouvant dégrader le système</text:p>
          </table:table-cell>
        </table:table-row>
        <table:table-row>
          <table:table-cell table:style-name="Tableau17.A2" office:value-type="string">
            <text:p text:style-name="Text_20_body">F </text:p>
          </table:table-cell>
          <table:table-cell table:style-name="Tableau17.A2" office:value-type="string">
            <text:p text:style-name="Text_20_body">Fatal </text:p>
          </table:table-cell>
          <table:table-cell table:style-name="Tableau17.C2" office:value-type="string">
            <text:p text:style-name="Text_20_body"><text:s/>trace les erreurs bloquantes provoquant l'arrêt du système</text:p>
          </table:table-cell>
        </table:table-row>
        <table:table-row>
          <table:table-cell table:style-name="Tableau17.A2" office:value-type="string">
            <text:p text:style-name="Text_20_body">O </text:p>
          </table:table-cell>
          <table:table-cell table:style-name="Tableau17.A2" office:value-type="string">
            <text:p text:style-name="Text_20_body">Fonctions dépréciées </text:p>
          </table:table-cell>
          <table:table-cell table:style-name="Tableau17.C2" office:value-type="string">
            <text:p text:style-name="Text_20_body"><text:s/>trace les appels aux fonctions qui seront amenées à disparaître dans les prochaines versions</text:p>
          </table:table-cell>
        </table:table-row>
        <table:table-row>
          <table:table-cell table:style-name="Tableau17.A2" office:value-type="string">
            <text:p text:style-name="Text_20_body">D </text:p>
          </table:table-cell>
          <table:table-cell table:style-name="Tableau17.A2" office:value-type="string">
            <text:p text:style-name="Text_20_body">Debug </text:p>
          </table:table-cell>
          <table:table-cell table:style-name="Tableau17.C2" office:value-type="string">
            <text:p text:style-name="Text_20_body"><text:s/>trace les messages pour le mode debugage (ne pas utiliser de manière continue car cela impacte les performances).</text:p>
          </table:table-cell>
        </table:table-row>
      </table:table>
      <text:p text:style-name="Text_20_body"/>
      <text:h text:style-name="Heading_20_3" text:outline-level="3"><text:bookmark-start text:name="tracer_le_temps_d_execution_des_actions_dans_freedom"/>Tracer le temps d'exécution des actions dans d<text:bookmark-end text:name="tracer_le_temps_d_execution_des_actions_dans_freedom"/>ynacase</text:h>
      <text:p text:style-name="Text_20_body">En pré-requis, il faut installer le paquet 'php5-xdebug'</text:p>
      <text:p text:style-name="Text_20_body">Ensuite, il faut se connecter à l'adresse suivante : → <text:a xlink:type="simple" xlink:href="http://localhost/freedom/indexq.php">http://localhost/dynacase/indexq.php</text:a></text:p>
      <text:p text:style-name="Text_20_body">Cela permet d'afficher en haut à gauche de chaque fenêtre dynacase le temps d'exécution des actions : </text:p>
      <text:p text:style-name="Text_20_body"><draw:frame draw:style-name="fr1" draw:name="2" text:anchor-type="as-char" svg:width="11.483cm" svg:height="8.387cm" draw:z-index="3"><draw:image xlink:href="Pictures/10000000000001B20000013D4875D409.png" xlink:type="simple" xlink:show="embed" xlink:actuate="onLoad"/></draw:frame></text:p>
      <text:p text:style-name="Text_20_body">Et en cliquant sur l'un des chiffres, cela affiche le détail des temps : </text:p>
      <text:p text:style-name="Text_20_body"><draw:frame draw:style-name="fr1" draw:name="3" text:anchor-type="as-char" svg:width="13.996cm" svg:height="5.9cm" draw:z-index="8"><draw:image xlink:href="Pictures/1000020100000211000000DF767BADB5.png" xlink:type="simple" xlink:show="embed" xlink:actuate="onLoad"/></draw:frame></text:p>
      <text:p text:style-name="Text_20_body">Détail des temps indiqués : </text:p>
      <text:list xml:id="list483771650" text:continue-list="list785461114" text:style-name="List_20_1">
        <text:list-item>
          <text:p text:style-name="P3">init : tps inclusion des fichiers : PHP : include + authentification</text:p>
        </text:list-item>
        <text:list-item>
          <text:p text:style-name="P3">app : code PHP hors init : ce que fait l'action</text:p>
        </text:list-item>
        <text:list-item>
          <text:p text:style-name="P3">memory : mémoire utilisée</text:p>
        </text:list-item>
        <text:list-item>
          <text:p text:style-name="P3">server all : somme des temps</text:p>
        </text:list-item>
        <text:list-item>
          <text:p text:style-name="P3">navigator : tps d'affichage par le navigateur</text:p>
        </text:list-item>
      </text:list>
      <text:p text:style-name="Text_20_body">Remarque : Un clic droit sur le chiffre permet de le faire disparaitre.</text:p>
      <text:h text:style-name="Heading_20_3" text:outline-level="3"><text:bookmark-start text:name="firebug"/>Firebug<text:bookmark-end text:name="firebug"/></text:h>
      <text:p text:style-name="Text_20_body">Le plugin 'Firebug' disponible pour Firefox permet : </text:p>
      <text:list xml:id="list1519671559" text:style-name="List_20_1">
        <text:list-item>
          <text:p text:style-name="P3">de débuguer les applications javascript</text:p>
        </text:list-item>
        <text:list-item>
          <text:p text:style-name="P3">d'analyser ses pages Web</text:p>
        </text:list-item>
        <text:list-item>
          <text:p text:style-name="P3">de connaitre précisément le temps de chargements de chaque élément d'une page Web</text:p>
        </text:list-item>
      </text:list>
      <text:p text:style-name="Text_20_body">Firebug est téléchargeable ici : <text:a xlink:type="simple" xlink:href="https://addons.mozilla.org/fr/firefox/addon/1843">https://addons.mozilla.org/fr/firefox/addon/1843</text:a></text:p>
      <text:p text:style-name="Text_20_body">Voici un exemple de résultat : </text:p>
      <text:p text:style-name="Text_20_body"><draw:frame draw:style-name="fr1" draw:name="4" text:anchor-type="as-char" svg:width="15.822cm" svg:height="8.096cm" draw:z-index="0"><draw:image xlink:href="Pictures/100002010000025600000132555E4678.png" xlink:type="simple" xlink:show="embed" xlink:actuate="onLoad"/></draw:frame></text:p>
      <text:h text:style-name="Heading_20_2" text:outline-level="2"><text:bookmark-start text:name="execution_periodique"/>Exécution périodique<text:bookmark-end text:name="execution_periodique"/></text:h>
      <text:p text:style-name="Text_20_body">La famille <text:span text:style-name="Source_20_Text">Processus</text:span> (EXEC) permet de définir des tâche/traitements à exécuter de manière périodique ou récurrente.</text:p>
      <text:p text:style-name="Text_20_body">Le traitement peut-être :</text:p>
      <text:list xml:id="list1054188122" text:continue-list="list483771650" text:style-name="List_20_1">
        <text:list-item>
          <text:p text:style-name="P3">le lancement d'une action d'une application donnée ;</text:p>
        </text:list-item>
        <text:list-item>
          <text:p text:style-name="P3">ou, le lancement d'un script d'API.</text:p>
        </text:list-item>
      </text:list>
      <text:p text:style-name="Text_20_body">Il est possible ensuite de spécifier une répétition pour l'exécution périodique du processus. Dans ce cas, la date/horaire de la prochaine exécution sera planifiée à la date de fin d'exécution du processus précédent + la période d'exécution spécifié.</text:p>
      <text:p text:style-name="Text_20_body">Le déclenchement manuel du processus, par l'utilisation du “Exécuter maintenant”, désactivera l'exécution périodique du processus. Pour ré-activer l'exécution périodique, il faudra alors éditer et sauver le processus.</text:p>
      <text:p text:style-name="Text_20_body">Exemple de déclaration d'un processus pour l'import périodique d'un fichier CSV toutes les 2 heures :</text:p>
      <text:p text:style-name="Text_20_body"><text:span text:style-name="Strong_20_Emphasis"><draw:frame draw:style-name="fr1" draw:name="images2" text:anchor-type="as-char" svg:width="14.235cm" svg:height="12.435cm" draw:z-index="4"><draw:image xlink:href="Pictures/100002010000021A000001D64145D37F.png" xlink:type="simple" xlink:show="embed" xlink:actuate="onLoad"/></draw:frame></text:span></text:p>
      <text:p text:style-name="Text_20_body"/>
      <text:h text:style-name="Heading_20_2" text:outline-level="2"><text:bookmark-start text:name="parametrage_de_freedom"/>Paramétrage de d<text:bookmark-end text:name="parametrage_de_freedom"/>ynacase</text:h>
      <text:h text:style-name="Heading_20_3" text:outline-level="3"><text:bookmark-start text:name="les_modules_de_freedom"/>Les modules de d<text:bookmark-end text:name="les_modules_de_freedom"/>ynacase</text:h>
      <text:p text:style-name="Text_20_body">FREEDOM comprend plusieurs modules applicatifs de base :</text:p>
      <text:list xml:id="list1091179519" text:continue-numbering="true" text:style-name="List_20_1">
        <text:list-item>
          <text:p text:style-name="P3">CORE - Noyau</text:p>
        </text:list-item>
        <text:list-item>
          <text:p text:style-name="P3">FDL - dynacase Library</text:p>
        </text:list-item>
        <text:list-item>
          <text:p text:style-name="P3">FREEDOM - Gestion documentaire</text:p>
        </text:list-item>
        <text:list-item>
          <text:p text:style-name="P3">GENERIC - Manipulation d'une famille</text:p>
        </text:list-item>
        <text:list-item>
          <text:p text:style-name="P3">ONEFAM - Interface d'utilisation de GENERIC</text:p>
        </text:list-item>
        <text:list-item>
          <text:p text:style-name="P3">VAULT - Coffre de stockage des fichiers</text:p>
        </text:list-item>
      </text:list>
      <text:p text:style-name="Text_20_body"><draw:frame draw:style-name="fr1" draw:name="images3" text:anchor-type="as-char" svg:width="5.662cm" svg:height="2.275cm" draw:z-index="5"><draw:image xlink:href="Pictures/10000000000000D6000000568CA64C01.gif" xlink:type="simple" xlink:show="embed" xlink:actuate="onLoad"/></draw:frame><text:line-break/>Chacune des applications comprennent des paramètres. </text:p>
      <text:h text:style-name="Heading_20_3" text:outline-level="3"><text:bookmark-start text:name="acces_au_parametrage_des_modules_de_freedom"/>Accès au paramétrage des modules de d<text:bookmark-end text:name="acces_au_parametrage_des_modules_de_freedom"/>ynacase</text:h>
      <text:p text:style-name="Text_20_body"><draw:frame draw:style-name="fr2" draw:name="images6" text:anchor-type="paragraph" svg:width="3.81cm" svg:height="7.938cm" draw:z-index="1"><draw:image xlink:href="Pictures/10000000000000900000012CD3548B64.png" xlink:type="simple" xlink:show="embed" xlink:actuate="onLoad"/></draw:frame>Le paramétrage est accessible via les menus : </text:p>
      <text:list xml:id="list157477900" text:style-name="List_20_1">
        <text:list-item>
          <text:p text:style-name="P3">Administration/Gestion des applications</text:p>
        </text:list-item>
      </text:list>
      <text:p text:style-name="Text_20_body">Les paramètres sont de plusieurs types :</text:p>
      <text:list xml:id="list48597691" text:style-name="List_20_1">
        <text:list-item>
          <text:p text:style-name="P3">Type A : Paramètre local à l'application</text:p>
        </text:list-item>
        <text:list-item>
          <text:p text:style-name="P3">Type G : Paramètre global pouvant être utilisés par d'autres applications</text:p>
        </text:list-item>
        <text:list-item>
          <text:p text:style-name="P3">Type U : Paramètre pouvant être modifié par chaque utilisateur via le menu “ Mon compte”</text:p>
        </text:list-item>
      </text:list>
      <text:p text:style-name="Text_20_body">Remarques : </text:p>
      <text:list xml:id="list1902475919" text:style-name="List_20_1">
        <text:list-item>
          <text:p text:style-name="P3">Les paramètres en gras indiques qu'ils sont globaux( Type = G)</text:p>
        </text:list-item>
        <text:list-item>
          <text:p text:style-name="P3">Pour connaître le nom interne du paramètre, il faut placer la souris au dessus de sa description</text:p>
        </text:list-item>
      </text:list>
      <text:p text:style-name="Text_20_body"><draw:frame draw:style-name="fr1" draw:name="images4" text:anchor-type="as-char" svg:width="11.906cm" svg:height="6.35cm" draw:z-index="6"><draw:image xlink:href="Pictures/10000000000001C2000000F0CE580475.png" xlink:type="simple" xlink:show="embed" xlink:actuate="onLoad"/></draw:frame></text:p>
      <text:h text:style-name="Heading_20_3" text:outline-level="3"><text:bookmark-start text:name="access_-_accessibilites"/>ACCESS - Accessibilités<text:bookmark-end text:name="access_-_accessibilites"/></text:h>
      <table:table table:name="Tableau7" table:style-name="Tableau7">
        <table:table-column table:style-name="Tableau7.A" table:number-columns-repeated="3"/>
        <table:table-column table:style-name="Tableau7.D"/>
        <table:table-row>
          <table:table-cell table:style-name="Tableau7.A1" office:value-type="string">
            <text:p text:style-name="Table_20_Heading"><text:span text:style-name="Strong_20_Emphasis">Nom du paramètre</text:span></text:p>
          </table:table-cell>
          <table:table-cell table:style-name="Tableau7.A1" office:value-type="string">
            <text:p text:style-name="Table_20_Heading"><text:span text:style-name="Strong_20_Emphasis">Description</text:span></text:p>
          </table:table-cell>
          <table:table-cell table:style-name="Tableau7.A1" office:value-type="string">
            <text:p text:style-name="Table_20_Heading"><text:span text:style-name="Strong_20_Emphasis">Type</text:span></text:p>
          </table:table-cell>
          <table:table-cell table:style-name="Tableau7.A1" office:value-type="string">
            <text:p text:style-name="Table_20_Heading"><text:span text:style-name="Strong_20_Emphasis">Valeur par défaut</text:span> </text:p>
          </table:table-cell>
        </table:table-row>
        <table:table-row>
          <table:table-cell table:style-name="Tableau7.A1" office:value-type="string">
            <text:p text:style-name="P1">INIT</text:p>
          </table:table-cell>
          <table:table-cell table:style-name="Tableau7.A1" office:value-type="string">
            <text:p text:style-name="P1">INIT</text:p>
          </table:table-cell>
          <table:table-cell table:style-name="Tableau7.A1" office:value-type="string">
            <text:p text:style-name="P1">G </text:p>
          </table:table-cell>
          <table:table-cell table:style-name="Tableau7.A1" office:value-type="string">
            <text:p text:style-name="P1">yes</text:p>
          </table:table-cell>
        </table:table-row>
        <table:table-row>
          <table:table-cell table:style-name="Tableau7.A1" office:value-type="string">
            <text:p text:style-name="P1">VERSION</text:p>
          </table:table-cell>
          <table:table-cell table:style-name="Tableau7.A1" office:value-type="string">
            <text:p text:style-name="P1">version application</text:p>
          </table:table-cell>
          <table:table-cell table:style-name="Tableau7.A1" office:value-type="string">
            <text:p text:style-name="P1"/>
          </table:table-cell>
          <table:table-cell table:style-name="Tableau7.A1" office:value-type="string">
            <text:p text:style-name="P1">2.6.0-2</text:p>
          </table:table-cell>
        </table:table-row>
        <table:table-row>
          <table:table-cell table:style-name="Tableau7.A1" office:value-type="string">
            <text:p text:style-name="P1">APPNAME</text:p>
          </table:table-cell>
          <table:table-cell table:style-name="Tableau7.A1" office:value-type="string">
            <text:p text:style-name="P1">APPNAME</text:p>
          </table:table-cell>
          <table:table-cell table:style-name="Tableau7.A1" office:value-type="string">
            <text:p text:style-name="P1"/>
          </table:table-cell>
          <table:table-cell table:style-name="Tableau7.A1" office:value-type="string">
            <text:p text:style-name="P1">ACCESS</text:p>
          </table:table-cell>
        </table:table-row>
      </table:table>
      <text:h text:style-name="Heading_20_3" text:outline-level="3"><text:bookmark-start text:name="appmng_-_gestion_des_applications"/>APPMNG - Gestion des applications<text:bookmark-end text:name="appmng_-_gestion_des_applications"/></text:h>
      <table:table table:name="Tableau8" table:style-name="Tableau8">
        <table:table-column table:style-name="Tableau8.A" table:number-columns-repeated="3"/>
        <table:table-column table:style-name="Tableau8.D"/>
        <table:table-row>
          <table:table-cell table:style-name="Tableau8.A1" office:value-type="string">
            <text:p text:style-name="Table_20_Heading"><text:span text:style-name="Strong_20_Emphasis">Nom du paramètre</text:span></text:p>
          </table:table-cell>
          <table:table-cell table:style-name="Tableau8.A1" office:value-type="string">
            <text:p text:style-name="Table_20_Heading"><text:span text:style-name="Strong_20_Emphasis">Description</text:span></text:p>
          </table:table-cell>
          <table:table-cell table:style-name="Tableau8.A1" office:value-type="string">
            <text:p text:style-name="Table_20_Heading"><text:span text:style-name="Strong_20_Emphasis">Type</text:span></text:p>
          </table:table-cell>
          <table:table-cell table:style-name="Tableau8.A1" office:value-type="string">
            <text:p text:style-name="Table_20_Heading"><text:span text:style-name="Strong_20_Emphasis">Valeur par défaut</text:span> </text:p>
          </table:table-cell>
        </table:table-row>
        <table:table-row>
          <table:table-cell table:style-name="Tableau8.A1" office:value-type="string">
            <text:p text:style-name="P1">INIT</text:p>
          </table:table-cell>
          <table:table-cell table:style-name="Tableau8.A1" office:value-type="string">
            <text:p text:style-name="P1">INIT</text:p>
          </table:table-cell>
          <table:table-cell table:style-name="Tableau8.A1" office:value-type="string">
            <text:p text:style-name="P1">G</text:p>
          </table:table-cell>
          <table:table-cell table:style-name="Tableau8.A1" office:value-type="string">
            <text:p text:style-name="P1">yes</text:p>
          </table:table-cell>
        </table:table-row>
        <table:table-row>
          <table:table-cell table:style-name="Tableau8.A1" office:value-type="string">
            <text:p text:style-name="P1">VERSION</text:p>
          </table:table-cell>
          <table:table-cell table:style-name="Tableau8.A1" office:value-type="string">
            <text:p text:style-name="P1">version application</text:p>
          </table:table-cell>
          <table:table-cell table:style-name="Tableau8.A1" office:value-type="string">
            <text:p text:style-name="P1"/>
          </table:table-cell>
          <table:table-cell table:style-name="Tableau8.A1" office:value-type="string">
            <text:p text:style-name="P1">2.6.0-2</text:p>
          </table:table-cell>
        </table:table-row>
        <table:table-row>
          <table:table-cell table:style-name="Tableau8.A1" office:value-type="string">
            <text:p text:style-name="P1">APPNAME</text:p>
          </table:table-cell>
          <table:table-cell table:style-name="Tableau8.A1" office:value-type="string">
            <text:p text:style-name="P1">APPNAME</text:p>
          </table:table-cell>
          <table:table-cell table:style-name="Tableau8.A1" office:value-type="string">
            <text:p text:style-name="P1"/>
          </table:table-cell>
          <table:table-cell table:style-name="Tableau8.A1" office:value-type="string">
            <text:p text:style-name="P1">APPMNG</text:p>
          </table:table-cell>
        </table:table-row>
      </table:table>
      <text:h text:style-name="Heading_20_3" text:outline-level="3"><text:bookmark-start text:name="authent_-_authent"/>AUTHENT - Authent<text:bookmark-end text:name="authent_-_authent"/></text:h>
      <table:table table:name="Tableau9" table:style-name="Tableau9">
        <table:table-column table:style-name="Tableau9.A" table:number-columns-repeated="3"/>
        <table:table-column table:style-name="Tableau9.D"/>
        <table:table-row>
          <table:table-cell table:style-name="Tableau9.A1" office:value-type="string">
            <text:p text:style-name="Table_20_Heading"><text:span text:style-name="Strong_20_Emphasis">Nom du paramètre</text:span></text:p>
          </table:table-cell>
          <table:table-cell table:style-name="Tableau9.A1" office:value-type="string">
            <text:p text:style-name="Table_20_Heading"><text:span text:style-name="Strong_20_Emphasis">Description</text:span></text:p>
          </table:table-cell>
          <table:table-cell table:style-name="Tableau9.A1" office:value-type="string">
            <text:p text:style-name="Table_20_Heading"><text:span text:style-name="Strong_20_Emphasis">Type</text:span></text:p>
          </table:table-cell>
          <table:table-cell table:style-name="Tableau9.A1" office:value-type="string">
            <text:p text:style-name="Table_20_Heading"><text:span text:style-name="Strong_20_Emphasis">Valeur par défaut</text:span> </text:p>
          </table:table-cell>
        </table:table-row>
        <table:table-row>
          <table:table-cell table:style-name="Tableau9.A1" office:value-type="string">
            <text:p text:style-name="P1">INIT</text:p>
          </table:table-cell>
          <table:table-cell table:style-name="Tableau9.A1" office:value-type="string">
            <text:p text:style-name="P1">INIT</text:p>
          </table:table-cell>
          <table:table-cell table:style-name="Tableau9.A1" office:value-type="string">
            <text:p text:style-name="P1">G</text:p>
          </table:table-cell>
          <table:table-cell table:style-name="Tableau9.A1" office:value-type="string">
            <text:p text:style-name="P1">yes</text:p>
          </table:table-cell>
        </table:table-row>
        <table:table-row>
          <table:table-cell table:style-name="Tableau9.A1" office:value-type="string">
            <text:p text:style-name="P1">VERSION</text:p>
          </table:table-cell>
          <table:table-cell table:style-name="Tableau9.A1" office:value-type="string">
            <text:p text:style-name="P1">version application</text:p>
          </table:table-cell>
          <table:table-cell table:style-name="Tableau9.A1" office:value-type="string">
            <text:p text:style-name="P1"/>
          </table:table-cell>
          <table:table-cell table:style-name="Tableau9.A1" office:value-type="string">
            <text:p text:style-name="P1">2.6.0-2</text:p>
          </table:table-cell>
        </table:table-row>
        <table:table-row>
          <table:table-cell table:style-name="Tableau9.A1" office:value-type="string">
            <text:p text:style-name="P1">APPNAME</text:p>
          </table:table-cell>
          <table:table-cell table:style-name="Tableau9.A1" office:value-type="string">
            <text:p text:style-name="P1">APPNAME</text:p>
          </table:table-cell>
          <table:table-cell table:style-name="Tableau9.A1" office:value-type="string">
            <text:p text:style-name="P1"/>
          </table:table-cell>
          <table:table-cell table:style-name="Tableau9.A1" office:value-type="string">
            <text:p text:style-name="P1">AUTHENT</text:p>
          </table:table-cell>
        </table:table-row>
      </table:table>
      <text:h text:style-name="Heading_20_3" text:outline-level="3"><text:bookmark-start text:name="core_-_noyau"/>CORE - Noyau<text:bookmark-end text:name="core_-_noyau"/></text:h>
      <table:table table:name="Tableau10" table:style-name="Tableau10">
        <table:table-column table:style-name="Tableau10.A" table:number-columns-repeated="3"/>
        <table:table-column table:style-name="Tableau10.D"/>
        <table:table-row>
          <table:table-cell table:style-name="Tableau10.A1" office:value-type="string">
            <text:p text:style-name="Table_20_Heading">Nom </text:p>
          </table:table-cell>
          <table:table-cell table:style-name="Tableau10.A1" office:value-type="string">
            <text:p text:style-name="Table_20_Heading">Définition </text:p>
          </table:table-cell>
          <table:table-cell table:style-name="Tableau10.A1" office:value-type="string">
            <text:p text:style-name="Table_20_Heading">Type </text:p>
          </table:table-cell>
          <table:table-cell table:style-name="Tableau10.A1" office:value-type="string">
            <text:p text:style-name="Table_20_Heading">Défaut </text:p>
          </table:table-cell>
        </table:table-row>
        <table:table-row>
          <table:table-cell table:style-name="Tableau10.A1" table:number-columns-spanned="4" office:value-type="string">
            <text:p text:style-name="Table_20_Heading">Système</text:p>
          </table:table-cell>
          <table:covered-table-cell/>
          <table:covered-table-cell/>
          <table:covered-table-cell/>
        </table:table-row>
        <table:table-row>
          <table:table-cell table:style-name="Tableau10.A1" office:value-type="string">
            <text:p text:style-name="P1">CORE_URLINDEX </text:p>
          </table:table-cell>
          <table:table-cell table:style-name="Tableau10.A1" office:value-type="string">
            <text:p text:style-name="P1">url d'accès à l'index de dynacase <text:line-break/>Exemple : <text:a xlink:type="simple" xlink:href="http://192.168.34.12/dynacase/">http://192.168.34.12/dynacase/</text:a> <text:line-break/>Cette URL est utilisé notamment pour les liens dans les mails </text:p>
          </table:table-cell>
          <table:table-cell table:style-name="Tableau10.A1" office:value-type="string">
            <text:p text:style-name="P1">G </text:p>
          </table:table-cell>
          <table:table-cell table:style-name="Tableau10.A1" office:value-type="string">
            <text:p text:style-name="P1">Note Version &gt; 2.7.0 </text:p>
          </table:table-cell>
        </table:table-row>
        <table:table-row>
          <table:table-cell table:style-name="Tableau10.A1" office:value-type="string">
            <text:p text:style-name="P1">MEMORY_LIMIT </text:p>
          </table:table-cell>
          <table:table-cell table:style-name="Tableau10.A1" office:value-type="string">
            <text:p text:style-name="P1">limite mémoire par processus </text:p>
          </table:table-cell>
          <table:table-cell table:style-name="Tableau10.A1" office:value-type="string">
            <text:p text:style-name="P1">G </text:p>
          </table:table-cell>
          <table:table-cell table:style-name="Tableau10.A1" office:value-type="string">
            <text:p text:style-name="P1">32M </text:p>
          </table:table-cell>
        </table:table-row>
        <table:table-row>
          <table:table-cell table:style-name="Tableau10.A1" office:value-type="string">
            <text:p text:style-name="P1">CORE_DBCONNECT </text:p>
          </table:table-cell>
          <table:table-cell table:style-name="Tableau10.A1" office:value-type="string">
            <text:p text:style-name="P1">mode de connexion aux bases données. <text:line-break/>Mettre en persistent peut permettre une accélération des requêtes. Dans ce cas il faut penser à modifier les 2 paramètres PHP (fichier php.ini) : <text:s/>De plus il est nécessaire de bien paramétrer le fichier postgresql.conf </text:p>
            <text:p text:style-name="Preformatted_20_Text"># - Connection Settings -<text:line-break/><text:line-break/>max_connections = 100</text:p>
            <text:p text:style-name="Text_20_body">Le nombre de connection doit être approximativement 3 fois le nombre max de requêtes en parallèles. <text:line-break/>La prise en compte de ce paramètre n'est effectif qu'après avoir lancé le script <text:span text:style-name="Source_20_Text">/usr/share/what/wstart</text:span>. <text:line-break/>La modification en persistent ne doit être fait que si nécessaire après des tests de perfomances. <text:a xlink:type="simple" xlink:href="http://fr2.php.net/manual/fr/features.persistent-connections.php">Plus de détails</text:a> </text:p>
          </table:table-cell>
          <table:table-cell table:style-name="Tableau10.A1" office:value-type="string">
            <text:p text:style-name="P1">G </text:p>
          </table:table-cell>
          <table:table-cell table:style-name="Tableau10.A1" office:value-type="string">
            <text:p text:style-name="P1">unpersistent <text:line-break/>Version &gt; 2.7.1 </text:p>
          </table:table-cell>
        </table:table-row>
        <table:table-row>
          <table:table-cell table:style-name="Tableau10.A1" office:value-type="string">
            <text:p text:style-name="P1">USE_FREEDOM_USER </text:p>
          </table:table-cell>
          <table:table-cell table:style-name="Tableau10.A1" office:value-type="string">
            <text:p text:style-name="P1">utilise dynacase comme interface de modification des utilisateurs </text:p>
          </table:table-cell>
          <table:table-cell table:style-name="Tableau10.A1" office:value-type="string">
            <text:p text:style-name="P1">G </text:p>
          </table:table-cell>
          <table:table-cell table:style-name="Tableau10.A1" office:value-type="string">
            <text:p text:style-name="P1">yes </text:p>
          </table:table-cell>
        </table:table-row>
        <table:table-row>
          <table:table-cell table:style-name="Tableau10.A1" table:number-columns-spanned="4" office:value-type="string">
            <text:p text:style-name="Table_20_Heading">Personnalisation client</text:p>
          </table:table-cell>
          <table:covered-table-cell/>
          <table:covered-table-cell/>
          <table:covered-table-cell/>
        </table:table-row>
        <table:table-row>
          <table:table-cell table:style-name="Tableau10.A1" office:value-type="string">
            <text:p text:style-name="P1">STYLE </text:p>
          </table:table-cell>
          <table:table-cell table:style-name="Tableau10.A1" office:value-type="string">
            <text:p text:style-name="P1">Style par défaut </text:p>
          </table:table-cell>
          <table:table-cell table:style-name="Tableau10.A1" office:value-type="string">
            <text:p text:style-name="P1">GU </text:p>
          </table:table-cell>
          <table:table-cell table:style-name="Tableau10.A1" office:value-type="string">
            <text:p text:style-name="P1">default </text:p>
          </table:table-cell>
        </table:table-row>
        <table:table-row>
          <table:table-cell table:style-name="Tableau10.A1" office:value-type="string">
            <text:p text:style-name="P1">FONTSIZE </text:p>
          </table:table-cell>
          <table:table-cell table:style-name="Tableau10.A1" office:value-type="string">
            <text:p text:style-name="P1">Taille par défaut </text:p>
          </table:table-cell>
          <table:table-cell table:style-name="Tableau10.A1" office:value-type="string">
            <text:p text:style-name="P1">GU </text:p>
          </table:table-cell>
          <table:table-cell table:style-name="Tableau10.A1" office:value-type="string">
            <text:p text:style-name="P1">normal </text:p>
          </table:table-cell>
        </table:table-row>
        <table:table-row>
          <table:table-cell table:style-name="Tableau10.A1" office:value-type="string">
            <text:p text:style-name="P1">CORE_CLIENT </text:p>
          </table:table-cell>
          <table:table-cell table:style-name="Tableau10.A1" office:value-type="string">
            <text:p text:style-name="P1">nom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OGOCLIENT </text:p>
          </table:table-cell>
          <table:table-cell table:style-name="Tableau10.A1" office:value-type="string">
            <text:p text:style-name="P1">logo du client </text:p>
          </table:table-cell>
          <table:table-cell table:style-name="Tableau10.A1" office:value-type="string">
            <text:p text:style-name="P1">G </text:p>
          </table:table-cell>
          <table:table-cell table:style-name="Tableau10.A1" office:value-type="string">
            <text:p text:style-name="P1"/>
          </table:table-cell>
        </table:table-row>
        <table:table-row>
          <table:table-cell table:style-name="Tableau10.A1" office:value-type="string">
            <text:p text:style-name="P1">CORE_LANG </text:p>
          </table:table-cell>
          <table:table-cell table:style-name="Tableau10.A1" office:value-type="string">
            <text:p text:style-name="P1">langue par défaut </text:p>
          </table:table-cell>
          <table:table-cell table:style-name="Tableau10.A1" office:value-type="string">
            <text:p text:style-name="P1">GU </text:p>
          </table:table-cell>
          <table:table-cell table:style-name="Tableau10.A1" office:value-type="string">
            <text:p text:style-name="P1">fr_FR </text:p>
          </table:table-cell>
        </table:table-row>
        <table:table-row>
          <table:table-cell table:style-name="Tableau10.A1" table:number-columns-spanned="4" office:value-type="string">
            <text:p text:style-name="Table_20_Heading">Installation</text:p>
          </table:table-cell>
          <table:covered-table-cell/>
          <table:covered-table-cell/>
          <table:covered-table-cell/>
        </table:table-row>
        <table:table-row>
          <table:table-cell table:style-name="Tableau10.A1" office:value-type="string">
            <text:p text:style-name="P1">CORE_DB </text:p>
          </table:table-cell>
          <table:table-cell table:style-name="Tableau10.A1" office:value-type="string">
            <text:p text:style-name="P1">accès base de donnée principale </text:p>
          </table:table-cell>
          <table:table-cell table:style-name="Tableau10.A1" office:value-type="string">
            <text:p text:style-name="P1">G </text:p>
          </table:table-cell>
          <table:table-cell table:style-name="Tableau10.A1" office:value-type="string">
            <text:p text:style-name="P1">dbname=anakeen user=anakeen </text:p>
          </table:table-cell>
        </table:table-row>
        <table:table-row>
          <table:table-cell table:style-name="Tableau10.A1" office:value-type="string">
            <text:p text:style-name="P1">CORE_PUBDIR </text:p>
          </table:table-cell>
          <table:table-cell table:style-name="Tableau10.A1" office:value-type="string">
            <text:p text:style-name="P1">répertoire d'installation </text:p>
          </table:table-cell>
          <table:table-cell table:style-name="Tableau10.A1" office:value-type="string">
            <text:p text:style-name="P1">G </text:p>
          </table:table-cell>
          <table:table-cell table:style-name="Tableau10.A1" office:value-type="string">
            <text:p text:style-name="P1">/usr/share/what </text:p>
          </table:table-cell>
        </table:table-row>
        <table:table-row>
          <table:table-cell table:style-name="Tableau10.A1" office:value-type="string">
            <text:p text:style-name="P1">CORE_REALM </text:p>
          </table:table-cell>
          <table:table-cell table:style-name="Tableau10.A1" office:value-type="string">
            <text:p text:style-name="P1">nom du royaume de connection (voir conf HTTP) </text:p>
          </table:table-cell>
          <table:table-cell table:style-name="Tableau10.A1" office:value-type="string">
            <text:p text:style-name="P1">G </text:p>
          </table:table-cell>
          <table:table-cell table:style-name="Tableau10.A1" office:value-type="string">
            <text:p text:style-name="P1">dynacase Connection </text:p>
          </table:table-cell>
        </table:table-row>
      </table:table>
      <text:h text:style-name="Heading_20_3" text:outline-level="3"><text:bookmark-start text:name="fdl_-_bibliotheque_freedom"/>FDL - Bibliothèque d<text:bookmark-end text:name="fdl_-_bibliotheque_freedom"/>ynacase</text:h>
      <text:p text:style-name="Text_20_body">L'application FDL définit un ensemble de fonctions pour la manipulation des documents. Ces paramètres sont tous globaux et sont utilisés par les autres applications : FREEDOM, GENERIC et ONEFAM. </text:p>
      <table:table table:name="Tableau11" table:style-name="Tableau11">
        <table:table-column table:style-name="Tableau11.A" table:number-columns-repeated="3"/>
        <table:table-column table:style-name="Tableau11.D"/>
        <table:table-row>
          <table:table-cell table:style-name="Tableau11.A1" office:value-type="string">
            <text:p text:style-name="Table_20_Heading">Nom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Défaut </text:p>
          </table:table-cell>
        </table:table-row>
        <table:table-row>
          <table:table-cell table:style-name="Tableau11.A1" office:value-type="string">
            <text:p text:style-name="P1">FREEDOM_DB </text:p>
          </table:table-cell>
          <table:table-cell table:style-name="Tableau11.A1" office:value-type="string">
            <text:p text:style-name="P1">base de donnée dynacase paramètres d'accès à la base de données postgresql pour la base documentaire. </text:p>
          </table:table-cell>
          <table:table-cell table:style-name="Tableau11.A1" office:value-type="string">
            <text:p text:style-name="P1">G </text:p>
          </table:table-cell>
          <table:table-cell table:style-name="Tableau11.A1" office:value-type="string">
            <text:p text:style-name="P1">host=localhost user=anakeen port=5432 dbname=freedom </text:p>
          </table:table-cell>
        </table:table-row>
        <table:table-row>
          <table:table-cell table:style-name="Tableau11.A1" office:value-type="string">
            <text:p text:style-name="P1">ENUM_TITLE_SIZE </text:p>
          </table:table-cell>
          <table:table-cell table:style-name="Tableau11.A1" office:value-type="string">
            <text:p text:style-name="P1">taille maximum de chaines de caractère pour les choix. </text:p>
          </table:table-cell>
          <table:table-cell table:style-name="Tableau11.A1" office:value-type="string">
            <text:p text:style-name="P1">GU </text:p>
          </table:table-cell>
          <table:table-cell table:style-name="Tableau11.A1" office:value-type="string">
            <text:p text:style-name="P1">40 </text:p>
          </table:table-cell>
        </table:table-row>
        <table:table-row>
          <table:table-cell table:style-name="Tableau11.A1" office:value-type="string">
            <text:p text:style-name="P1">FDL_BCC </text:p>
          </table:table-cell>
          <table:table-cell table:style-name="Tableau11.A1" office:value-type="string">
            <text:p text:style-name="P1">copie envoi de mail. Mettre 'yes' si vous voulez recevoir une copie des mails que vous envoyez via le serveur. Dans ce cas, vous êtes mis en destinataire caché (Blind Carbon Copy). </text:p>
          </table:table-cell>
          <table:table-cell table:style-name="Tableau11.A1" office:value-type="string">
            <text:p text:style-name="P1">GU </text:p>
          </table:table-cell>
          <table:table-cell table:style-name="Tableau11.A1" office:value-type="string">
            <text:p text:style-name="P1">No </text:p>
          </table:table-cell>
        </table:table-row>
        <table:table-row>
          <table:table-cell table:style-name="Tableau11.A1" office:value-type="string">
            <text:p text:style-name="P1">FDL_MAX_FGEXPORTDOC </text:p>
          </table:table-cell>
          <table:table-cell table:style-name="Tableau11.A1" office:value-type="string">
            <text:p text:style-name="P1">Nombre maximum de document pouvant être importé directement, c'est à dire pas en tâche de fond. Cela dépend de la puissance du serveur, un timeout de 30s est déclenché si le serveur n'a pas pu traiter tous les documents. Seuls les documents traités dans les 30s seront importés. </text:p>
          </table:table-cell>
          <table:table-cell table:style-name="Tableau11.A1" office:value-type="string">
            <text:p text:style-name="P1">G </text:p>
          </table:table-cell>
          <table:table-cell table:style-name="Tableau11.A1" office:value-type="string">
            <text:p text:style-name="P1">20 </text:p>
          </table:table-cell>
        </table:table-row>
        <table:table-row>
          <table:table-cell table:style-name="Tableau11.A1" office:value-type="string">
            <text:p text:style-name="P1">SMTP_HOST </text:p>
          </table:table-cell>
          <table:table-cell table:style-name="Tableau11.A1" office:value-type="string">
            <text:p text:style-name="P1">nom ou adresse ip du serveur SMTP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SMTP_PORT </text:p>
          </table:table-cell>
          <table:table-cell table:style-name="Tableau11.A1" office:value-type="string">
            <text:p text:style-name="P1">numéro de port du serveur SMTP </text:p>
          </table:table-cell>
          <table:table-cell table:style-name="Tableau11.A1" office:value-type="string">
            <text:p text:style-name="P1">G </text:p>
          </table:table-cell>
          <table:table-cell table:style-name="Tableau11.A1" office:value-type="string">
            <text:p text:style-name="P1">25 </text:p>
          </table:table-cell>
        </table:table-row>
        <table:table-row>
          <table:table-cell table:style-name="Tableau11.A1" office:value-type="string">
            <text:p text:style-name="P1">SMTP_LOGIN </text:p>
          </table:table-cell>
          <table:table-cell table:style-name="Tableau11.A1" office:value-type="string">
            <text:p text:style-name="P1">en cas de connexion avec authentification. Identifiant de connexion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PASSWORD </text:p>
          </table:table-cell>
          <table:table-cell table:style-name="Tableau11.A1" office:value-type="string">
            <text:p text:style-name="P1">mot de passe pour connexion authentifiée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SMTP_FROM </text:p>
          </table:table-cell>
          <table:table-cell table:style-name="Tableau11.A1" office:value-type="string">
            <text:p text:style-name="P1">adresse email de retour en cas d'envoi de mail par utilisateur sans mail </text:p>
          </table:table-cell>
          <table:table-cell table:style-name="Tableau11.A1" office:value-type="string">
            <text:p text:style-name="P1">G </text:p>
          </table:table-cell>
          <table:table-cell table:style-name="Tableau11.A1" office:value-type="string">
            <text:p text:style-name="P1"/>
          </table:table-cell>
        </table:table-row>
        <table:table-row>
          <table:table-cell table:style-name="Tableau11.A1" office:value-type="string">
            <text:p text:style-name="P1">TE_HOST </text:p>
          </table:table-cell>
          <table:table-cell table:style-name="Tableau11.A1" office:value-type="string">
            <text:p text:style-name="P1">nom du serveur de transformation </text:p>
          </table:table-cell>
          <table:table-cell table:style-name="Tableau11.A1" office:value-type="string">
            <text:p text:style-name="P1">G </text:p>
          </table:table-cell>
          <table:table-cell table:style-name="Tableau11.A1" office:value-type="string">
            <text:p text:style-name="P1">localhost </text:p>
          </table:table-cell>
        </table:table-row>
        <table:table-row>
          <table:table-cell table:style-name="Tableau11.A1" office:value-type="string">
            <text:p text:style-name="P1">TE_PORT </text:p>
          </table:table-cell>
          <table:table-cell table:style-name="Tableau11.A1" office:value-type="string">
            <text:p text:style-name="P1">numéro port de la connection vers le serveur de transformation </text:p>
          </table:table-cell>
          <table:table-cell table:style-name="Tableau11.A1" office:value-type="string">
            <text:p text:style-name="P1">G </text:p>
          </table:table-cell>
          <table:table-cell table:style-name="Tableau11.A1" office:value-type="string">
            <text:p text:style-name="P1">10000 </text:p>
          </table:table-cell>
        </table:table-row>
      </table:table>
      <text:p text:style-name="Text_20_body"/>
      <table:table table:name="Tableau12" table:style-name="Tableau12">
        <table:table-column table:style-name="Tableau12.A"/>
        <table:table-column table:style-name="Tableau12.B"/>
        <table:table-row>
          <table:table-cell table:style-name="Tableau12.A1" office:value-type="string">
            <text:p text:style-name="Table_20_Contents"><draw:frame draw:style-name="fr1" draw:name="images5" text:anchor-type="as-char" svg:width="1.27cm" svg:height="1.27cm" draw:z-index="7"><draw:image xlink:href="Pictures/1000020100000030000000306FA01330.png" xlink:type="simple" xlink:show="embed" xlink:actuate="onLoad"/></draw:frame></text:p>
          </table:table-cell>
          <table:table-cell table:style-name="Tableau12.B1" office:value-type="string">
            <text:p text:style-name="Text_20_body">dynacase n'a pas par défaut un serveur SMTP pour envoyer les mail. Il est nécessaire de configurer l'accès à un serveur SMTP pour bénéficier des envois de documents par email.</text:p>
          </table:table-cell>
        </table:table-row>
      </table:table>
      <text:p text:style-name="Text_20_body"/>
      <text:h text:style-name="Heading_20_3" text:outline-level="3"><text:bookmark-start text:name="generic_-_manipulation_d_une_famille"/>GENERIC - Manipulation d'une famille<text:bookmark-end text:name="generic_-_manipulation_d_une_famille"/></text:h>
      <text:p text:style-name="Text_20_body">L'application GENERIC n'est pas utilisée directement. Ses paramètres sont transmis aux applications héritant de GENERIC. Il n'est pas nécessaire de modifier ces paramètres. </text:p>
      <table:table table:name="Tableau13" table:style-name="Tableau13">
        <table:table-column table:style-name="Tableau13.A" table:number-columns-repeated="3"/>
        <table:table-column table:style-name="Tableau13.D"/>
        <table:table-row>
          <table:table-cell table:style-name="Tableau13.A1" office:value-type="string">
            <text:p text:style-name="Table_20_Heading">Nom </text:p>
          </table:table-cell>
          <table:table-cell table:style-name="Tableau13.A1" office:value-type="string">
            <text:p text:style-name="Table_20_Heading">Définition </text:p>
          </table:table-cell>
          <table:table-cell table:style-name="Tableau13.A1" office:value-type="string">
            <text:p text:style-name="Table_20_Heading">Type </text:p>
          </table:table-cell>
          <table:table-cell table:style-name="Tableau13.A1" office:value-type="string">
            <text:p text:style-name="Table_20_Heading">Défaut </text:p>
          </table:table-cell>
        </table:table-row>
        <table:table-row>
          <table:table-cell table:style-name="Tableau13.A1" office:value-type="string">
            <text:p text:style-name="P1">DEFAULT_FAMILY </text:p>
          </table:table-cell>
          <table:table-cell table:style-name="Tableau13.A1" office:value-type="string">
            <text:p text:style-name="P1">famille de document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DEFAULT_FLD </text:p>
          </table:table-cell>
          <table:table-cell table:style-name="Tableau13.A1" office:value-type="string">
            <text:p text:style-name="P1">n° dossier par défaut </text:p>
          </table:table-cell>
          <table:table-cell table:style-name="Tableau13.A1" office:value-type="string">
            <text:p text:style-name="P1">A </text:p>
          </table:table-cell>
          <table:table-cell table:style-name="Tableau13.A1" office:value-type="string">
            <text:p text:style-name="P1"><text:line-break/></text:p>
          </table:table-cell>
        </table:table-row>
        <table:table-row>
          <table:table-cell table:style-name="Tableau13.A1" office:value-type="string">
            <text:p text:style-name="P1">CARD_SLICE_LIST </text:p>
          </table:table-cell>
          <table:table-cell table:style-name="Tableau13.A1" office:value-type="string">
            <text:p text:style-name="P1">nombre de cartes par page </text:p>
          </table:table-cell>
          <table:table-cell table:style-name="Tableau13.A1" office:value-type="string">
            <text:p text:style-name="P1">AU </text:p>
          </table:table-cell>
          <table:table-cell table:style-name="Tableau13.A1" office:value-type="string">
            <text:p text:style-name="P1">8 </text:p>
          </table:table-cell>
        </table:table-row>
      </table:table>
      <text:h text:style-name="Heading_20_3" text:outline-level="3"><text:bookmark-start text:name="freedom_-_gestion_documentaire"/>FREEDOM - Gestion documentaire<text:bookmark-end text:name="freedom_-_gestion_documentaire"/></text:h>
      <table:table table:name="Tableau14" table:style-name="Tableau14">
        <table:table-column table:style-name="Tableau14.A" table:number-columns-repeated="3"/>
        <table:table-column table:style-name="Tableau14.D"/>
        <table:table-row>
          <table:table-cell table:style-name="Tableau14.A1" office:value-type="string">
            <text:p text:style-name="Table_20_Heading">Nom </text:p>
          </table:table-cell>
          <table:table-cell table:style-name="Tableau14.A1" office:value-type="string">
            <text:p text:style-name="Table_20_Heading">Définition </text:p>
          </table:table-cell>
          <table:table-cell table:style-name="Tableau14.A1" office:value-type="string">
            <text:p text:style-name="Table_20_Heading">Type </text:p>
          </table:table-cell>
          <table:table-cell table:style-name="Tableau14.A1" office:value-type="string">
            <text:p text:style-name="Table_20_Heading">Défaut </text:p>
          </table:table-cell>
        </table:table-row>
        <table:table-row>
          <table:table-cell table:style-name="Tableau14.A1" office:value-type="string">
            <text:p text:style-name="P1">ROOT_FLD </text:p>
          </table:table-cell>
          <table:table-cell table:style-name="Tableau14.A1" office:value-type="string">
            <text:p text:style-name="P1">Identificateur du dossier racine Ceci permet de définir le dossier racine du plan de classement commun </text:p>
          </table:table-cell>
          <table:table-cell table:style-name="Tableau14.A1" office:value-type="string">
            <text:p text:style-name="P1">A </text:p>
          </table:table-cell>
          <table:table-cell table:style-name="Tableau14.A1" office:value-type="string">
            <text:p text:style-name="P1">9 </text:p>
          </table:table-cell>
        </table:table-row>
      </table:table>
      <text:p text:style-name="Text_20_body"><text:span text:style-name="Strong_20_Emphasis"/></text:p>
      <text:h text:style-name="Heading_20_2" text:outline-level="2"><text:bookmark-start text:name="vault_-_coffre_de_stockage_des_fichiers"/>VAULT - Coffre de stockage des fichiers<text:bookmark-end text:name="vault_-_coffre_de_stockage_des_fichiers"/></text:h>
      <text:p text:style-name="Text_20_body">Le VAULT (Coffre) est un module qui gère le stockage et l'accès aux fichiers attachés aux documents.</text:p>
      <text:p text:style-name="Text_20_body">La localisation du coffre et sa capacité est modifiable par l'interface web via l'application Coffre (accessible si connecté en tant qu'administrateur).</text:p>
      <text:h text:style-name="Heading_20_3" text:outline-level="3"><text:bookmark-start text:name="interface"/>Interface<text:bookmark-end text:name="interface"/></text:h>
      <text:p text:style-name="Text_20_body"><draw:frame draw:style-name="fr1" draw:name="images7" text:anchor-type="as-char" svg:width="18.547cm" style:rel-width="100%" svg:height="4.815cm" style:rel-height="scale" draw:z-index="9"><draw:image xlink:href="Pictures/10000201000002BD000000B6226CB0BD.png" xlink:type="simple" xlink:show="embed" xlink:actuate="onLoad"/></draw:frame></text:p>
      <text:p text:style-name="Text_20_body">Utilisation du vault :</text:p>
      <text:list xml:id="list517773003" text:continue-list="list1091179519" text:style-name="List_20_1">
        <text:list-item>
          <text:p text:style-name="P3"><text:span text:style-name="Emphasis">Utilisé</text:span> volume utilisé par les fichiers liés aux documents dynacase</text:p>
        </text:list-item>
        <text:list-item>
          <text:p text:style-name="P3"><text:span text:style-name="Emphasis">Poubelle</text:span> volume utilisé par les fichiers liés aux documents dynacase supprimés</text:p>
        </text:list-item>
        <text:list-item>
          <text:p text:style-name="P3"><text:span text:style-name="Emphasis">Orphelins</text:span> sont ceux qui ne sont rattachés à aucun document dynacase. Il ne sont plus accessibles via l'interface classique. Ces orphelins sont créés lors des documents ont été supprimés de la base de données lors du vidage de le poubelle ou par une opération manuelle sur la base de données. Ils peuvent à tout moment être supprimés par l'administrateur pour récupérer de la place.</text:p>
        </text:list-item>
        <text:list-item>
          <text:p text:style-name="P3"><text:span text:style-name="Emphasis">Libre</text:span> : espace disponible</text:p>
        </text:list-item>
      </text:list>
      <text:h text:style-name="Heading_20_3" text:outline-level="3"><text:bookmark-start text:name="creation_d_un_coffre"/>Création d'un coffre<text:bookmark-end text:name="creation_d_un_coffre"/></text:h>
      <text:p text:style-name="Text_20_body">Le bouton <text:span text:style-name="Strong_20_Emphasis">Nouveau coffre</text:span> situé au dessus de la liste des coffres existants, permet la création d'un coffre.</text:p>
      <text:p text:style-name="Text_20_body">Les informations à fournir sont : </text:p>
      <text:list xml:id="list1114085681" text:style-name="List_20_1">
        <text:list-item>
          <text:p text:style-name="P3">le chemin complet de la racine du coffre. Ce dossier doit exister , être accessible en lecture et écriture par le user sous lequel tournent les processus apache et être vide.</text:p>
        </text:list-item>
        <text:list-item>
          <text:p text:style-name="P3">la taille allouée.</text:p>
        </text:list-item>
      </text:list>
      <text:h text:style-name="Heading_20_3" text:outline-level="3"><text:bookmark-start text:name="modification_du_volume_d_un_coffre"/>Modification du volume d'un coffre<text:bookmark-end text:name="modification_du_volume_d_un_coffre"/></text:h>
      <text:p text:style-name="Text_20_body">Pour modifier sa capacité il suffit de cliquer sur 'Augmenter la taille du coffre', puis de saisir la nouvelle taille. dynacase n'a pas en charge de vérifier la capacité réelle de stockage. L'administrateur doit au préalable vérifier que cette capacité est réellement disponible. La capacité renseignée est une contrainte logique. Dès que la somme des tailles des fichiers stockées est dépassée, dynacase bloque l'ajout de nouveaux fichiers.</text:p>
      <text:h text:style-name="Heading_20_3" text:outline-level="3"><text:bookmark-start text:name="deplacement_d_un_coffre"/>Déplacement d'un coffre<text:bookmark-end text:name="deplacement_d_un_coffre"/></text:h>
      <text:p text:style-name="Text_20_body">Pour modifier la localisation, il faut procéder à deux opérations. L'administrateur doit déplacer physiquement le répertoire (généralement utilisation de la commande mv unix). Attention, il faut que le répertoire, et l'ensemble de ses fichiers et sous-répertoires) soient accessibles en lecture et écriture par le compte utilisateur unix qui a lancé le serveur web (généralement http ou apache). Ensuite, il doit indiquer via l'interface web le nouveau répertoire.</text:p>
      <text:h text:style-name="Heading_20_3" text:outline-level="3"><text:bookmark-start text:name="commande_shell_freedom"/>Commande shell d<text:bookmark-end text:name="commande_shell_freedom"/>ynacase</text:h>
      <text:list xml:id="list794581657" text:style-name="List_20_1">
        <text:list-item>
          <text:p text:style-name="P3">`<text:span text:style-name="Source_20_Text">./wsh.php –api=VaultIndexInit</text:span>' : reconstruit la table d'index entre le(s) coffre(s) et la base de données dynacase. Utile en cas de modification des bases de données directement. Cette table d'index est utilisée lors de la suppression des orphelins.</text:p>
        </text:list-item>
      </text:list>
      <text:list xml:id="list1747051436" text:style-name="List_20_1">
        <text:list-item>
          <text:p text:style-name="P3">`<text:span text:style-name="Source_20_Text">./wsh –api=VaultExamine –cmd=clean-unref</text:span>' : Supprime les orphelins</text:p>
        </text:list-item>
      </text:list>
      <text:p text:style-name="Text_20_body">* `<text:span text:style-name="Source_20_Text">./wsh –api=vault_init –size=500000000 –path=/var/freedom/chemin</text:span>' : Crée un nouveau coffre de 500Mo dans le répertoire /var/freedom/chemin.</text:p>
      <text:p text:style-name="Text_20_body"/>
      <table:table table:name="Tableau15" table:style-name="Tableau15">
        <table:table-column table:style-name="Tableau15.A"/>
        <table:table-column table:style-name="Tableau15.B"/>
        <table:table-row>
          <table:table-cell table:style-name="Tableau15.A1" office:value-type="string">
            <text:p text:style-name="Table_20_Contents"><draw:frame draw:style-name="fr1" draw:name="images8" text:anchor-type="as-char" svg:width="1.27cm" svg:height="1.27cm" draw:z-index="10"><draw:image xlink:href="Pictures/1000020100000030000000306FA01330.png" xlink:type="simple" xlink:show="embed" xlink:actuate="onLoad"/></draw:frame></text:p>
          </table:table-cell>
          <table:table-cell table:style-name="Tableau15.B1" office:value-type="string">
            <text:p text:style-name="Text_20_body">A compter de la version 3.1.0 du VAULT, il est possible de fournir un <text:span text:style-name="Strong_20_Emphasis"><text:span text:style-name="T1">nom logique</text:span></text:span> au nouveau coffre. La commande wsh est la la suivante :<text:line-break/> `<text:span text:style-name="Source_20_Text">./wsh.php –api=vault_init </text:span><text:span text:style-name="Strong_20_Emphasis">–name=nom_logique_du_coffre</text:span><text:span text:style-name="Source_20_Text"> –size=500000000 –path=/var/freedom/chemin</text:span>' </text:p>
          </table:table-cell>
        </table:table-row>
      </table:table>
      <text:h text:style-name="Heading_20_2" text:outline-level="2"><text:span text:style-name="Strong_20_Emphasis">Type MIME</text:span></text:h>
      <text:p text:style-name="Text_20_body"><text:span text:style-name="Strong_20_Emphasis"><text:span text:style-name="T2">Pour la détection du type MIME d'un fichier, dynacase utilise les mécanismes suivant :</text:span></text:span></text:p>
      <text:list xml:id="list1165068478" text:style-name="L1">
        <text:list-item>
          <text:p text:style-name="P4"><text:span text:style-name="Strong_20_Emphasis"><text:span text:style-name="T2">Association type MIME par l'extension du fichier</text:span></text:span></text:p>
          <text:list>
            <text:list-item>
              <text:p text:style-name="P4"><text:span text:style-name="Strong_20_Emphasis"><text:span text:style-name="T2">En utilisant un fichier d'association local s'il est présent ($CONTEXT_ROOT/admin/mime-user.conf)</text:span></text:span></text:p>
            </text:list-item>
            <text:list-item>
              <text:p text:style-name="P4"><text:span text:style-name="Strong_20_Emphasis"><text:span text:style-name="T2">En utilisant un fichier d'association global ($CONTEXT_ROOT/admin/mime.conf)</text:span></text:span></text:p>
            </text:list-item>
          </text:list>
        </text:list-item>
        <text:list-item>
          <text:p text:style-name="P4"><text:span text:style-name="Strong_20_Emphasis"><text:span text:style-name="T2">Utilisation de la commande système `file'</text:span></text:span></text:p>
        </text:list-item>
      </text:list>
      <text:p text:style-name="Text_20_body"><text:span text:style-name="Strong_20_Emphasis"><text:span text:style-name="T2">L'ordre d'application des règles d'association est le suivant :</text:span></text:span></text:p>
      <text:list xml:id="list250054481" text:style-name="L2">
        <text:list-item>
          <text:p text:style-name="P5"><text:span text:style-name="Strong_20_Emphasis"><text:span text:style-name="T2">Si le fichier `mime-user.conf' existe, alors appliquer les règles de détection de `mime-user.conf'</text:span></text:span></text:p>
        </text:list-item>
        <text:list-item>
          <text:p text:style-name="P5"><text:span text:style-name="Strong_20_Emphasis"><text:span text:style-name="T2">Si le type n'a pas été trouvé, alors appliquer les règles de détection de `mime.conf'</text:span></text:span></text:p>
        </text:list-item>
        <text:list-item>
          <text:p text:style-name="P5"><text:span text:style-name="Strong_20_Emphasis"><text:span text:style-name="T2">Si le type n'a pas été trouvé, alors appliquer l'utilisation de la commande système `file'</text:span></text:span></text:p>
        </text:list-item>
      </text:list>
      <text:h text:style-name="Heading_20_3" text:outline-level="3"><text:span text:style-name="Strong_20_Emphasis"><text:span text:style-name="T2">Fichier d'association local `$CONTEXT_ROOT/admin/mime-user.conf'</text:span></text:span></text:h>
      <text:p text:style-name="Text_20_body"><text:span text:style-name="Strong_20_Emphasis"><text:span text:style-name="T2">Le fichier `$CONTEXT_ROOT/admin/mime-user.conf' n'est pas fournit par dynacase, et permet donc à l'administrateur local du système de le créer et d'y insérer ses propres règles d'association.</text:span></text:span></text:p>
      <text:p text:style-name="Text_20_body"><text:span text:style-name="Strong_20_Emphasis"><text:span text:style-name="T2">Ce fichier est donc optionnel, et ne sera pas écrasé par les mises-à-jour de dynacase.</text:span></text:span></text:p>
      <text:p text:style-name="Text_20_body"><text:span text:style-name="Strong_20_Emphasis"><text:span text:style-name="T2">Vous pouvez créer ce fichier à partir du modèle fournit dans `$CONTEXT_ROOT/admin/mime-user.conf.sample' :</text:span></text:span></text:p>
      <text:p text:style-name="Preformatted_20_Text"><text:span text:style-name="Strong_20_Emphasis"><text:span text:style-name="T2">$ cp admin/mime-user.conf.sample admin/mime-user.conf</text:span></text:span></text:p>
      <text:p text:style-name="Preformatted_20_Text"><text:span text:style-name="Strong_20_Emphasis"><text:span text:style-name="T2"/></text:span></text:p>
      <text:p text:style-name="Text_20_body"><text:span text:style-name="Strong_20_Emphasis"><text:span text:style-name="T2">Le format XML du fichier est le suivant :</text:span></text:span></text:p>
      <text:p text:style-name="Preformatted_20_Text"><text:span text:style-name="Strong_20_Emphasis"><text:span text:style-name="T2">&lt;?xml version="1.0"?&gt;</text:span></text:span></text:p>
      <text:p text:style-name="Preformatted_20_Text"><text:span text:style-name="Strong_20_Emphasis"><text:span text:style-name="T2">&lt;mimes&gt;</text:span></text:span></text:p>
      <text:p text:style-name="Preformatted_20_Text"><text:span text:style-name="Strong_20_Emphasis"><text:span text:style-name="T2"><text:s text:c="2"/>&lt;mime ext="foo" sys="application/foo" text="Foo files" /&gt;</text:span></text:span></text:p>
      <text:p text:style-name="Preformatted_20_Text"><text:span text:style-name="Strong_20_Emphasis"><text:span text:style-name="T2"><text:s text:c="2"/>&lt;mime ext="bar" sys="application/bar" text="Bar files" /&gt;</text:span></text:span></text:p>
      <text:p text:style-name="Preformatted_20_Text"><text:span text:style-name="Strong_20_Emphasis"><text:span text:style-name="T2">&lt;/mimes&gt;</text:span></text:span></text:p>
      <text:p text:style-name="Table_20_Contents"><text:span text:style-name="Strong_20_Emphasis"><text:span text:style-name="T2"/></text:span></text:p>
      <text:p text:style-name="Table_20_Contents"><text:span text:style-name="Strong_20_Emphasis"><text:span text:style-name="T2">Les règles d'association sont décrites par des éléments &lt;mime/&gt; avec les attributs suivants :</text:span></text:span></text:p>
      <text:list xml:id="list1315639266" text:style-name="L3">
        <text:list-item>
          <text:p text:style-name="P7"><text:span text:style-name="Strong_20_Emphasis"><text:span text:style-name="T2">'ext' : l'extension du fichier sans le point</text:span></text:span></text:p>
        </text:list-item>
        <text:list-item>
          <text:p text:style-name="P7"><text:span text:style-name="Strong_20_Emphasis"><text:span text:style-name="T2">'sys' : le type MIME de ce type de fichier</text:span></text:span></text:p>
        </text:list-item>
        <text:list-item>
          <text:p text:style-name="P7"><text:span text:style-name="Strong_20_Emphasis"><text:span text:style-name="T2">'text' : la description textuelle de ce type de fichier</text:span></text:span></text:p>
        </text:list-item>
      </text:list>
      <text:p text:style-name="Table_20_Contents"><text:span text:style-name="Strong_20_Emphasis"><text:span text:style-name="T2"/></text:span></text:p>
      <text:h text:style-name="Heading_20_3" text:outline-level="3"><text:span text:style-name="Strong_20_Emphasis"><text:span text:style-name="T2">Fichier d'association global `$CONTEXT_ROOT/admin/mime.conf'</text:span></text:span></text:h>
      <text:p text:style-name="Text_20_body"><text:span text:style-name="Strong_20_Emphasis"><text:span text:style-name="T2">Le fichier `$CONTEXT_ROOT/admin/mime.conf' est fournit par dynacase.</text:span></text:span></text:p>
      <text:p text:style-name="Text_20_body"><text:span text:style-name="Strong_20_Emphasis"><text:span text:style-name="T2">Ce fichier ne doit pas être modifié car il sera remplacé lors des mises-à-jour de dynacase. Pour déclarer vos propres règles d'association, utiliser le fichier `mime-user.conf' décrit ci-dessus.</text:span></text:span></text:p>
      <text:p text:style-name="Text_20_body"><text:span text:style-name="Strong_20_Emphasis"><text:span text:style-name="T2">Le format XML du fichier est identique à celui du fichier `mime-user.conf' décrit ci-dessus.</text:span></text:span></text:p>
      <text:p text:style-name="Text_20_body"><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Bitstream Vera Sans1"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ormal" style:family="paragraph" style:parent-style-name="Preformatted_20_Text"/>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érôme Augé</meta:initial-creator>
    <meta:creation-date>2010-06-11T11:54:48</meta:creation-date>
    <dc:date>2012-01-30T17:49:29</dc:date>
    <dc:creator>Eric Brison</dc:creator>
    <meta:editing-duration>PT4H44M22S</meta:editing-duration>
    <meta:editing-cycles>22</meta:editing-cycles>
    <meta:generator>LibreOffice/3.4$Linux LibreOffice_project/340m1$Build-402</meta:generator>
    <meta:document-statistic meta:table-count="16" meta:image-count="11" meta:object-count="0" meta:page-count="1" meta:paragraph-count="492" meta:word-count="4067" meta:character-count="28158" meta:non-whitespace-character-count="23902"/>
  </office:meta>
</office:document-meta>
</file>